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OpenSymbol" svg:font-family="OpenSymbol"/>
    <style:font-face style:name="StarSymbol" svg:font-family="StarSymbol"/>
    <style:font-face style:name="Symbol" svg:font-family="Symbol"/>
    <style:font-face style:name="Times New Roman" svg:font-family="'Times New Roman'"/>
    <style:font-face style:name="Wingdings" svg:font-family="Wingdings"/>
    <style:font-face style:name="Times New Roman1"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start"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ab-stops>
          <style:tab-stop style:position="10.292cm"/>
        </style:tab-stops>
      </style:paragraph-properties>
    </style:style>
    <style:style style:name="P4" style:family="paragraph" style:parent-style-name="Standard">
      <style:paragraph-properties fo:line-height="100%" fo:text-align="start" style:justify-single-word="false"/>
    </style:style>
    <style:style style:name="P5" style:family="paragraph" style:parent-style-name="Standard">
      <style:paragraph-properties fo:line-height="150%" fo:text-align="start" style:justify-single-word="false"/>
      <style:text-properties style:use-window-font-color="true" style:font-name="Times New Roman" fo:font-size="14pt" fo:font-weight="bold" fo:background-color="transparent" style:font-name-asian="Times New Roman" style:font-name-complex="Times New Roman"/>
    </style:style>
    <style:style style:name="P6"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7" style:family="paragraph" style:parent-style-name="Standard">
      <style:paragraph-properties fo:line-height="15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8"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 style:font-size-asian="12pt" style:font-name-complex="Times New Roman" style:font-size-complex="12pt"/>
    </style:style>
    <style:style style:name="P9" style:family="paragraph" style:parent-style-name="Standard">
      <style:paragraph-properties fo:line-height="150%" fo:text-align="start" style:justify-single-word="false"/>
      <style:text-properties style:use-window-font-color="true" style:font-name="Times New Roman" fo:font-size="12pt" fo:font-weight="normal" fo:background-color="transparent" style:font-name-asian="Times New Roman" style:font-weight-asian="normal" style:font-name-complex="Times New Roman" style:font-weight-complex="normal"/>
    </style:style>
    <style:style style:name="P10"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 style:font-weight-asian="normal" style:font-name-complex="Times New Roman" style:font-weight-complex="normal"/>
    </style:style>
    <style:style style:name="P11" style:family="paragraph" style:parent-style-name="Standard">
      <style:paragraph-properties fo:line-height="15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12" style:family="paragraph" style:parent-style-name="Standard">
      <style:paragraph-properties fo:line-height="150%" fo:text-align="start" style:justify-single-word="false"/>
      <style:text-properties style:use-window-font-color="true" style:font-name="Times New Roman" fo:font-size="12pt" fo:font-weight="bold" fo:background-color="transparent" style:font-name-asian="Times New Roman" style:font-size-asian="12pt" style:font-name-complex="Times New Roman" style:font-size-complex="12pt"/>
    </style:style>
    <style:style style:name="P13" style:family="paragraph" style:parent-style-name="Standard">
      <style:paragraph-properties fo:line-height="150%" fo:text-align="start" style:justify-single-word="false"/>
      <style:text-properties style:use-window-font-color="true" style:font-name="Times New Roman" fo:font-size="13pt" fo:font-weight="bold" fo:background-color="transparent" style:font-name-asian="Times New Roman" style:font-name-complex="Times New Roman"/>
    </style:style>
    <style:style style:name="P14" style:family="paragraph" style:parent-style-name="Standard">
      <style:paragraph-properties fo:line-height="150%" fo:text-align="justify" style:justify-single-word="false"/>
      <style:text-properties style:use-window-font-color="true" style:font-name="Times New Roman" fo:font-size="13pt" fo:font-weight="normal" fo:background-color="transparent" style:font-name-asian="Times New Roman" style:font-name-complex="Times New Roman"/>
    </style:style>
    <style:style style:name="P15" style:family="paragraph" style:parent-style-name="Standard">
      <style:paragraph-properties fo:line-height="150%" fo:text-align="start" style:justify-single-word="false"/>
      <style:text-properties style:use-window-font-color="true" style:font-name="Times New Roman" fo:font-size="13pt" fo:font-weight="normal" fo:background-color="transparent" style:font-name-asian="Times New Roman" style:font-weight-asian="normal" style:font-name-complex="Times New Roman" style:font-weight-complex="normal"/>
    </style:style>
    <style:style style:name="P16" style:family="paragraph" style:parent-style-name="Standard">
      <style:paragraph-properties fo:line-height="150%" fo:text-align="start"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line-height="150%" fo:text-align="justify" style:justify-single-word="false"/>
      <style:text-properties style:use-window-font-color="true" style:font-name="Calibri1" fo:font-size="11pt" fo:font-weight="normal" fo:background-color="#ff9966" style:font-name-asian="Calibri1" style:font-name-complex="Calibri1"/>
    </style:style>
    <style:style style:name="P20" style:family="paragraph" style:parent-style-name="Standard">
      <style:paragraph-properties fo:line-height="150%" fo:text-align="start" style:justify-single-word="false"/>
      <style:text-properties style:use-window-font-color="true" style:font-name="Calibri1" fo:font-size="11pt" fo:font-weight="bold" fo:background-color="#ff9966" style:font-name-asian="Calibri1" style:font-weight-asian="bold" style:font-name-complex="Calibri1" style:font-weight-complex="bold"/>
    </style:style>
    <style:style style:name="P21" style:family="paragraph" style:parent-style-name="Standard">
      <style:paragraph-properties fo:line-height="150%" fo:text-align="start" style:justify-single-word="false"/>
      <style:text-properties style:use-window-font-color="true" style:font-name="Calibri1" fo:font-size="12pt" fo:font-weight="normal" fo:background-color="transparent" style:font-name-asian="Calibri1" style:font-size-asian="12pt" style:font-name-complex="Calibri1" style:font-size-complex="12pt"/>
    </style:style>
    <style:style style:name="P22" style:family="paragraph" style:parent-style-name="Standard">
      <style:paragraph-properties fo:line-height="150%" fo:text-align="justify" style:justify-single-word="false"/>
      <style:text-properties style:use-window-font-color="true" style:font-name="Calibri1" fo:font-size="12pt" fo:font-weight="normal" fo:background-color="transparent" style:font-name-asian="Calibri1" style:font-size-asian="12pt" style:font-name-complex="Calibri1" style:font-size-complex="12pt"/>
    </style:style>
    <style:style style:name="P23" style:family="paragraph" style:parent-style-name="Standard">
      <style:paragraph-properties fo:line-height="150%" fo:text-align="justify" style:justify-single-word="false"/>
      <style:text-properties fo:color="#008000" style:font-name="Times New Roman" fo:font-size="12pt" fo:font-weight="normal" fo:background-color="transparent" style:font-name-asian="Times New Roman" style:font-name-complex="Times New Roman"/>
    </style:style>
    <style:style style:name="P24" style:family="paragraph" style:parent-style-name="Standard">
      <style:paragraph-properties fo:line-height="150%" fo:text-align="justify" style:justify-single-word="false">
        <style:tab-stops>
          <style:tab-stop style:position="10.292cm"/>
        </style:tab-stops>
      </style:paragraph-properties>
      <style:text-properties fo:color="#008000" style:font-name="Times New Roman" fo:font-size="12pt" fo:font-weight="normal" fo:background-color="transparent" style:font-name-asian="Times New Roman" style:font-name-complex="Times New Roman"/>
    </style:style>
    <style:style style:name="P25" style:family="paragraph" style:parent-style-name="Standard">
      <style:paragraph-properties fo:line-height="150%" fo:text-align="start" style:justify-single-word="false"/>
      <style:text-properties fo:color="#008000" style:font-name="Times New Roman" fo:font-size="12pt" fo:font-weight="normal" fo:background-color="transparent" style:font-name-asian="Times New Roman" style:font-name-complex="Times New Roman"/>
    </style:style>
    <style:style style:name="P26" style:family="paragraph" style:parent-style-name="Standard">
      <style:paragraph-properties fo:line-height="150%" fo:text-align="justify" style:justify-single-word="false"/>
      <style:text-properties fo:color="#008000" style:font-name="Times New Roman" fo:font-size="12pt" fo:font-weight="normal" fo:background-color="transparent" style:font-name-asian="Times New Roman" style:font-size-asian="12pt" style:font-name-complex="Times New Roman" style:font-size-complex="12pt"/>
    </style:style>
    <style:style style:name="P27" style:family="paragraph" style:parent-style-name="Standard">
      <style:paragraph-properties fo:line-height="150%" fo:text-align="start" style:justify-single-word="false"/>
      <style:text-properties fo:color="#008000" style:font-name="Times New Roman" fo:font-size="12pt" fo:font-weight="normal" fo:background-color="transparent" style:font-name-asian="Times New Roman" style:font-size-asian="12pt" style:font-name-complex="Times New Roman" style:font-size-complex="12pt"/>
    </style:style>
    <style:style style:name="P28" style:family="paragraph" style:parent-style-name="Standard">
      <style:paragraph-properties fo:line-height="150%" fo:text-align="justify" style:justify-single-word="false"/>
      <style:text-properties fo:color="#008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29" style:family="paragraph" style:parent-style-name="Standard">
      <style:paragraph-properties fo:line-height="150%" fo:text-align="justify" style:justify-single-word="false"/>
      <style:text-properties fo:color="#008000" style:font-name="Times New Roman" fo:font-size="12pt" fo:font-weight="normal" fo:background-color="#ffff00" style:font-name-asian="Times New Roman" style:font-name-complex="Times New Roman"/>
    </style:style>
    <style:style style:name="P30" style:family="paragraph" style:parent-style-name="Standard">
      <style:paragraph-properties fo:line-height="150%" fo:text-align="justify" style:justify-single-word="false"/>
      <style:text-properties fo:color="#008000" style:font-name="Times New Roman1" fo:font-size="12pt" fo:font-weight="normal" fo:background-color="transparent" style:font-name-asian="Calibri1" style:font-size-asian="12pt" style:font-name-complex="Calibri1" style:font-size-complex="12pt"/>
    </style:style>
    <style:style style:name="P31" style:family="paragraph" style:parent-style-name="Standard">
      <style:paragraph-properties fo:line-height="150%" fo:text-align="justify" style:justify-single-word="false"/>
      <style:text-properties fo:color="#008000" style:font-name="Calibri1" fo:font-size="12pt" fo:font-weight="normal" fo:background-color="transparent" style:font-name-asian="Calibri1" style:font-size-asian="12pt" style:font-weight-asian="normal" style:font-name-complex="Calibri1" style:font-size-complex="12pt" style:font-weight-complex="normal"/>
    </style:style>
    <style:style style:name="P32" style:family="paragraph" style:parent-style-name="Standard">
      <style:paragraph-properties fo:line-height="150%" fo:text-align="justify" style:justify-single-word="false"/>
      <style:text-properties fo:color="#008000" style:font-name="Calibri1" fo:font-size="12pt" fo:font-weight="normal" fo:background-color="transparent" style:font-name-asian="Calibri1" style:font-size-asian="12pt" style:font-name-complex="Calibri1" style:font-size-complex="12pt"/>
    </style:style>
    <style:style style:name="P33" style:family="paragraph" style:parent-style-name="Standard">
      <style:paragraph-properties fo:line-height="150%" fo:text-align="justify" style:justify-single-word="false"/>
      <style:text-properties fo:color="#579d1c" style:font-name="Times New Roman" fo:font-size="12pt" fo:font-weight="normal" fo:background-color="transparent" style:font-name-asian="Times New Roman" style:font-name-complex="Times New Roman"/>
    </style:style>
    <style:style style:name="P34" style:family="paragraph" style:parent-style-name="Standard">
      <style:paragraph-properties fo:line-height="150%" fo:text-align="justify" style:justify-single-word="false"/>
      <style:text-properties fo:color="#579d1c" style:font-name="Times New Roman" fo:font-size="12pt" fo:font-weight="normal" fo:background-color="#ffff00" style:font-name-asian="Times New Roman" style:font-name-complex="Times New Roman"/>
    </style:style>
    <style:style style:name="P35" style:family="paragraph" style:parent-style-name="Standard">
      <style:paragraph-properties fo:line-height="150%" fo:text-align="justify" style:justify-single-word="false"/>
      <style:text-properties fo:color="#579d1c" style:font-name="Times New Roman" fo:font-size="12pt" fo:font-style="normal" fo:font-weight="normal" fo:background-color="transparent" style:font-name-asian="Times New Roman" style:font-style-asian="normal" style:font-name-complex="Times New Roman" style:font-style-complex="normal"/>
    </style:style>
    <style:style style:name="P36" style:family="paragraph" style:parent-style-name="Standard">
      <style:paragraph-properties fo:line-height="150%" fo:text-align="justify" style:justify-single-word="false"/>
      <style:text-properties fo:color="#00b050" style:font-name="Calibri1" fo:font-size="11pt" fo:font-weight="normal" fo:background-color="transparent" style:font-name-asian="Calibri1" style:font-name-complex="Calibri1"/>
    </style:style>
    <style:style style:name="P37" style:family="paragraph" style:parent-style-name="Standard">
      <style:paragraph-properties fo:line-height="150%" fo:text-align="justify" style:justify-single-word="false"/>
      <style:text-properties fo:color="#00b050" style:font-name="Times New Roman1" fo:font-size="12pt" fo:font-weight="normal" fo:background-color="transparent" style:font-name-asian="Calibri1" style:font-size-asian="12pt" style:font-name-complex="Calibri1" style:font-size-complex="12pt"/>
    </style:style>
    <style:style style:name="P38"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39" style:family="paragraph" style:parent-style-name="Standard">
      <style:paragraph-properties fo:line-height="150%" fo:text-align="start" style:justify-single-word="false"/>
      <style:text-properties fo:color="#000000" style:font-name="Arial" fo:font-size="11pt" fo:font-weight="normal" fo:background-color="transparent" style:font-name-asian="Arial" style:font-name-complex="Arial"/>
    </style:style>
    <style:style style:name="P40" style:family="paragraph" style:parent-style-name="Standard">
      <style:paragraph-properties fo:line-height="150%" fo:text-align="start" style:justify-single-word="false"/>
      <style:text-properties fo:color="#000000" style:font-name="Arial" fo:font-size="11pt" fo:font-weight="bold" fo:background-color="transparent" style:font-name-asian="Arial" style:font-name-complex="Arial"/>
    </style:style>
    <style:style style:name="P41" style:family="paragraph" style:parent-style-name="Standard">
      <style:paragraph-properties fo:line-height="150%" fo:text-align="start" style:justify-single-word="false"/>
      <style:text-properties fo:color="#ff0000" style:font-name="Times New Roman" fo:font-size="12pt" fo:font-weight="normal" fo:background-color="transparent" style:font-name-asian="Times New Roman" style:font-name-complex="Times New Roman"/>
    </style:style>
    <style:style style:name="P42" style:family="paragraph" style:parent-style-name="Standard">
      <style:paragraph-properties fo:line-height="150%" fo:text-align="justify" style:justify-single-word="false"/>
      <style:text-properties fo:color="#ff0000" style:font-name="Times New Roman" fo:font-size="12pt" fo:font-weight="normal" fo:background-color="transparent" style:font-name-asian="Times New Roman" style:font-name-complex="Times New Roman"/>
    </style:style>
    <style:style style:name="P43" style:family="paragraph" style:parent-style-name="Standard">
      <style:paragraph-properties fo:line-height="150%" fo:text-align="justify" style:justify-single-word="false"/>
      <style:text-properties fo:font-size="12pt" style:font-size-asian="12pt" style:font-size-complex="12pt"/>
    </style:style>
    <style:style style:name="P44" style:family="paragraph" style:parent-style-name="Standard">
      <style:paragraph-properties fo:margin-left="0.026cm" fo:margin-right="0cm" fo:line-height="150%" fo:text-align="justify" style:justify-single-word="false" fo:text-indent="0cm" style:auto-text-indent="false"/>
    </style:style>
    <style:style style:name="P45" style:family="paragraph" style:parent-style-name="Standard">
      <style:paragraph-properties fo:margin-left="0.026cm" fo:margin-right="0cm" fo:line-height="150%" fo:text-align="start" style:justify-single-word="false" fo:text-indent="0cm" style:auto-text-indent="false"/>
      <style:text-properties style:use-window-font-color="true" style:font-name="Times New Roman" fo:font-size="12pt" fo:font-style="italic" fo:font-weight="normal" fo:background-color="transparent" style:font-name-asian="Times New Roman" style:font-name-complex="Times New Roman"/>
    </style:style>
    <style:style style:name="P46" style:family="paragraph" style:parent-style-name="Standard">
      <style:paragraph-properties fo:margin-left="0.635cm" fo:margin-right="0cm" fo:line-height="150%" fo:text-align="start" style:justify-single-word="false" fo:text-indent="0cm" style:auto-text-indent="false"/>
      <style:text-properties fo:color="#00b050" style:font-name="Calibri1" fo:font-size="11pt" fo:font-weight="normal" fo:background-color="transparent" style:font-name-asian="Calibri1" style:font-name-complex="Calibri1"/>
    </style:style>
    <style:style style:name="P47" style:family="paragraph" style:parent-style-name="Standard">
      <style:paragraph-properties fo:margin-left="-0.635cm" fo:margin-right="0cm" fo:line-height="150%" fo:text-align="start" style:justify-single-word="false" fo:text-indent="0.635cm" style:auto-text-indent="false"/>
      <style:text-properties style:use-window-font-color="true" style:font-name="Times New Roman" fo:font-size="12pt" fo:font-weight="bold" fo:background-color="transparent" style:font-name-asian="Times New Roman" style:font-size-asian="12pt" style:font-name-complex="Times New Roman" style:font-size-complex="12pt"/>
    </style:style>
    <style:style style:name="P48" style:family="paragraph" style:parent-style-name="Standard">
      <style:paragraph-properties fo:margin-left="-0.635cm" fo:margin-right="0cm" fo:line-height="15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49" style:family="paragraph" style:parent-style-name="Standard">
      <style:paragraph-properties fo:margin-left="-0.026cm" fo:margin-right="0cm" fo:line-height="150%" fo:text-align="justify" style:justify-single-word="false" fo:text-indent="0.053cm" style:auto-text-indent="false"/>
      <style:text-properties fo:color="#008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50" style:family="paragraph" style:parent-style-name="Standard">
      <style:paragraph-properties fo:margin-left="-0.026cm" fo:margin-right="0cm" fo:line-height="150%" fo:text-align="justify" style:justify-single-word="false" fo:text-indent="0.053cm" style:auto-text-indent="false"/>
      <style:text-properties fo:color="#ff0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51" style:family="paragraph" style:parent-style-name="Standard">
      <style:paragraph-properties fo:margin-left="-0.079cm" fo:margin-right="0cm" fo:line-height="150%" fo:text-align="justify" style:justify-single-word="false" fo:text-indent="0.053cm" style:auto-text-indent="false"/>
      <style:text-properties fo:color="#008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52" style:family="paragraph" style:parent-style-name="Standard">
      <style:paragraph-properties fo:margin-left="0cm" fo:margin-right="0cm" fo:line-height="150%" fo:text-align="justify" style:justify-single-word="false" fo:text-indent="0.053cm" style:auto-text-indent="false"/>
      <style:text-properties fo:color="#008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53" style:family="paragraph" style:parent-style-name="Standard">
      <style:paragraph-properties fo:margin-left="0.053cm" fo:margin-right="0cm" fo:line-height="150%" fo:text-align="justify" style:justify-single-word="false" fo:text-indent="0cm" style:auto-text-indent="false"/>
      <style:text-properties fo:color="#008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54" style:family="paragraph" style:parent-style-name="Standard">
      <style:paragraph-properties fo:margin-left="0.053cm" fo:margin-right="0cm" fo:line-height="150%" fo:text-align="justify" style:justify-single-word="false" fo:text-indent="0cm" style:auto-text-indent="false"/>
      <style:text-properties fo:color="#000000" style:font-name="Times New Roman" fo:font-size="12pt" fo:font-weight="normal" fo:background-color="#ff9966" style:font-name-asian="Times New Roman" style:font-size-asian="12pt" style:font-weight-asian="normal" style:font-name-complex="Times New Roman" style:font-size-complex="12pt" style:font-weight-complex="normal"/>
    </style:style>
    <style:style style:name="P55" style:family="paragraph" style:parent-style-name="Standard" style:list-style-name="L1">
      <style:paragraph-properties fo:line-height="150%" fo:text-align="justify" style:justify-single-word="false"/>
    </style:style>
    <style:style style:name="P56" style:family="paragraph" style:parent-style-name="Standard">
      <style:paragraph-properties fo:line-height="150%" fo:text-align="justify" style:justify-single-word="false"/>
      <style:text-properties fo:color="#579d1c" style:font-name="Times New Roman" fo:font-size="12pt" fo:font-weight="normal" fo:background-color="transparent" style:font-name-asian="Times New Roman" style:font-name-complex="Times New Roman"/>
    </style:style>
    <style:style style:name="P57" style:family="paragraph" style:parent-style-name="Standard">
      <style:paragraph-properties fo:line-height="150%" fo:text-align="justify" style:justify-single-word="false"/>
      <style:text-properties fo:color="#579d1c" style:font-name="Times New Roman" fo:font-size="12pt" fo:font-style="italic" fo:font-weight="normal" fo:background-color="transparent" style:font-name-asian="Times New Roman" style:font-style-asian="italic" style:font-name-complex="Times New Roman" style:font-style-complex="italic"/>
    </style:style>
    <style:style style:name="P58" style:family="paragraph" style:parent-style-name="Standard" style:list-style-name="L2">
      <style:paragraph-properties fo:line-height="150%" fo:text-align="justify" style:justify-single-word="false"/>
      <style:text-properties fo:color="#008000" style:font-name="Calibri1" fo:font-size="12pt" fo:font-weight="bold" fo:background-color="transparent" style:font-name-asian="Calibri1" style:font-size-asian="12pt" style:font-weight-asian="bold" style:font-name-complex="Calibri1" style:font-size-complex="12pt" style:font-weight-complex="bold"/>
    </style:style>
    <style:style style:name="P59" style:family="paragraph" style:parent-style-name="Standard">
      <style:paragraph-properties fo:line-height="150%" fo:text-align="justify" style:justify-single-word="false"/>
      <style:text-properties fo:color="#008000" style:font-name="Times New Roman1" fo:font-size="12pt" fo:font-weight="normal" fo:background-color="transparent" style:font-name-asian="Calibri1" style:font-size-asian="12pt" style:font-weight-asian="normal" style:font-name-complex="Calibri1" style:font-size-complex="12pt" style:font-weight-complex="normal"/>
    </style:style>
    <style:style style:name="P60" style:family="paragraph" style:parent-style-name="Standard">
      <style:paragraph-properties fo:line-height="150%" fo:text-align="justify" style:justify-single-word="false">
        <style:tab-stops>
          <style:tab-stop style:position="5.345cm"/>
        </style:tab-stops>
      </style:paragraph-properties>
      <style:text-properties fo:color="#008000" style:font-name="Times New Roman1" fo:font-size="12pt" fo:font-weight="normal" fo:background-color="transparent" style:font-name-asian="Calibri1" style:font-size-asian="12pt" style:font-weight-asian="normal" style:font-name-complex="Calibri1" style:font-size-complex="12pt" style:font-weight-complex="normal"/>
    </style:style>
    <style:style style:name="P61" style:family="paragraph" style:parent-style-name="Standard">
      <style:paragraph-properties fo:line-height="100%" fo:text-align="justify" style:justify-single-word="false">
        <style:tab-stops/>
      </style:paragraph-properties>
      <style:text-properties fo:color="#008000" style:font-name="Times New Roman1" fo:font-size="12pt" fo:font-weight="normal" fo:background-color="transparent" style:font-name-asian="Calibri1" style:font-size-asian="12pt" style:font-weight-asian="normal" style:font-name-complex="Calibri1" style:font-size-complex="12pt" style:font-weight-complex="normal"/>
    </style:style>
    <style:style style:name="P62" style:family="paragraph" style:parent-style-name="Standard">
      <style:paragraph-properties fo:line-height="150%" fo:text-align="justify" style:justify-single-word="false"/>
      <style:text-properties fo:color="#008000" style:font-name="Times New Roman1" fo:font-size="12pt" fo:font-style="italic" fo:font-weight="normal" fo:background-color="transparent" style:font-name-asian="Calibri1" style:font-size-asian="12pt" style:font-style-asian="italic" style:font-weight-asian="normal" style:font-name-complex="Calibri1" style:font-size-complex="12pt" style:font-style-complex="italic" style:font-weight-complex="normal"/>
    </style:style>
    <style:style style:name="P63" style:family="paragraph" style:parent-style-name="Standard" style:list-style-name="L3">
      <style:paragraph-properties fo:line-height="150%" fo:text-align="start" style:justify-single-word="false"/>
      <style:text-properties style:use-window-font-color="true" style:font-name="Times New Roman" fo:font-size="13pt" fo:font-weight="bold" fo:background-color="transparent" style:font-name-asian="Times New Roman" style:font-name-complex="Times New Roman"/>
    </style:style>
    <style:style style:name="P64" style:family="paragraph" style:parent-style-name="Standard" style:list-style-name="L9">
      <style:paragraph-properties fo:line-height="15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65"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 style:font-weight-asian="normal" style:font-name-complex="Times New Roman" style:font-weight-complex="normal"/>
    </style:style>
    <style:style style:name="P66" style:family="paragraph" style:parent-style-name="Standard">
      <style:paragraph-properties fo:line-height="150%" fo:text-align="start" style:justify-single-word="false"/>
      <style:text-properties style:use-window-font-color="true" style:font-name="Times New Roman" fo:font-size="12pt" fo:font-weight="normal" fo:background-color="transparent" style:font-name-asian="Times New Roman" style:font-weight-asian="normal" style:font-name-complex="Times New Roman" style:font-weight-complex="normal"/>
    </style:style>
    <style:style style:name="P67" style:family="paragraph" style:parent-style-name="Standard">
      <style:paragraph-properties fo:line-height="150%" fo:text-align="start" style:justify-single-word="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
      <style:paragraph-properties fo:line-height="150%" fo:text-align="start" style:justify-single-word="false"/>
      <style:text-properties fo:color="#00b050" style:font-name="Calibri1" fo:font-size="14pt" fo:font-weight="bold" fo:background-color="transparent" style:font-name-asian="Calibri1" style:font-name-complex="Calibri1"/>
    </style:style>
    <style:style style:name="P69" style:family="paragraph" style:parent-style-name="Standard" style:list-style-name="L4">
      <style:paragraph-properties fo:margin-left="-0.635cm" fo:margin-right="0cm" fo:line-height="150%" fo:text-align="start" style:justify-single-word="false" fo:text-indent="0.635cm" style:auto-text-indent="false"/>
      <style:text-properties fo:font-size="12pt" style:font-size-asian="12pt" style:font-size-complex="12pt"/>
    </style:style>
    <style:style style:name="P70" style:family="paragraph" style:parent-style-name="Standard" style:list-style-name="L6">
      <style:paragraph-properties fo:margin-left="-0.635cm" fo:margin-right="0cm" fo:line-height="150%" fo:text-align="start" style:justify-single-word="false" fo:text-indent="0.635cm" style:auto-text-indent="false"/>
      <style:text-properties style:use-window-font-color="true" style:font-name="Times New Roman" fo:font-size="13pt" fo:font-weight="bold" fo:background-color="transparent" style:font-name-asian="Times New Roman" style:font-name-complex="Times New Roman"/>
    </style:style>
    <style:style style:name="P71" style:family="paragraph" style:parent-style-name="Standard" style:list-style-name="L6">
      <style:paragraph-properties fo:margin-left="-0.635cm" fo:margin-right="0cm" fo:line-height="150%" fo:text-align="start" style:justify-single-word="false" fo:text-indent="0.635cm" style:auto-text-indent="false"/>
      <style:text-properties style:use-window-font-color="true" style:font-name="Times New Roman" fo:font-size="10pt" fo:font-weight="bold" fo:background-color="transparent" style:font-name-asian="Times New Roman" style:font-size-asian="8.75pt" style:font-name-complex="Times New Roman" style:font-size-complex="10pt"/>
    </style:style>
    <style:style style:name="P72" style:family="paragraph" style:parent-style-name="Standard" style:list-style-name="L8">
      <style:paragraph-properties fo:margin-left="-0.635cm" fo:margin-right="0cm" fo:line-height="15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73" style:family="paragraph" style:parent-style-name="Standard" style:list-style-name="L16">
      <style:paragraph-properties fo:margin-left="-0.635cm" fo:margin-right="0cm" fo:line-height="150%"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
      <style:paragraph-properties fo:margin-left="-0.635cm" fo:margin-right="0cm" fo:line-height="150%" fo:text-align="justify" style:justify-single-word="false" fo:text-indent="0.635cm" style:auto-text-indent="false"/>
      <style:text-properties fo:color="#008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75" style:family="paragraph" style:parent-style-name="Standard" style:list-style-name="L10">
      <style:paragraph-properties fo:margin-left="-0.635cm" fo:margin-right="0cm" fo:line-height="150%" fo:text-align="start" style:justify-single-word="false" fo:text-indent="0.635cm" style:auto-text-indent="false"/>
    </style:style>
    <style:style style:name="P76" style:family="paragraph" style:parent-style-name="Standard" style:list-style-name="L11">
      <style:paragraph-properties fo:margin-left="-0.635cm" fo:margin-right="0cm" fo:line-height="150%" fo:text-align="start" style:justify-single-word="false" fo:text-indent="0.635cm" style:auto-text-indent="false"/>
    </style:style>
    <style:style style:name="P77" style:family="paragraph" style:parent-style-name="Standard" style:list-style-name="L12">
      <style:paragraph-properties fo:margin-left="-0.635cm" fo:margin-right="0cm" fo:line-height="150%" fo:text-align="start" style:justify-single-word="false" fo:text-indent="0.635cm" style:auto-text-indent="false"/>
    </style:style>
    <style:style style:name="P78" style:family="paragraph" style:parent-style-name="Standard" style:list-style-name="L13">
      <style:paragraph-properties fo:margin-left="-0.635cm" fo:margin-right="0cm" fo:line-height="150%" fo:text-align="start" style:justify-single-word="false" fo:text-indent="0.635cm" style:auto-text-indent="false"/>
    </style:style>
    <style:style style:name="P79" style:family="paragraph" style:parent-style-name="Standard" style:list-style-name="L14">
      <style:paragraph-properties fo:margin-left="-0.635cm" fo:margin-right="0cm" fo:line-height="150%" fo:text-align="start" style:justify-single-word="false" fo:text-indent="0.635cm" style:auto-text-indent="false"/>
    </style:style>
    <style:style style:name="P80" style:family="paragraph" style:parent-style-name="Standard" style:list-style-name="L15">
      <style:paragraph-properties fo:margin-left="-0.635cm" fo:margin-right="0cm" fo:line-height="150%" fo:text-align="start" style:justify-single-word="false" fo:text-indent="0.635cm" style:auto-text-indent="false"/>
    </style:style>
    <style:style style:name="P81" style:family="paragraph" style:parent-style-name="Standard" style:list-style-name="L16">
      <style:paragraph-properties fo:margin-left="-0.635cm" fo:margin-right="0cm" fo:line-height="150%" fo:text-align="start" style:justify-single-word="false" fo:text-indent="0.635cm" style:auto-text-indent="false"/>
    </style:style>
    <style:style style:name="P82" style:family="paragraph" style:parent-style-name="Standard" style:list-style-name="L12">
      <style:paragraph-properties fo:margin-left="-0.635cm" fo:margin-right="0cm" fo:margin-top="0.423cm" fo:margin-bottom="0.212cm" fo:line-height="150%" fo:text-align="start" style:justify-single-word="false" fo:text-indent="0.635cm" style:auto-text-indent="false"/>
    </style:style>
    <style:style style:name="P83" style:family="paragraph" style:parent-style-name="Standard" style:list-style-name="L7">
      <style:paragraph-properties fo:margin-left="0.979cm" fo:margin-right="0cm" fo:line-height="150%" fo:text-align="justify" style:justify-single-word="false" fo:text-indent="0cm" style:auto-text-indent="false"/>
      <style:text-properties fo:color="#008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84" style:family="paragraph" style:parent-style-name="Standard" style:list-style-name="L7">
      <style:paragraph-properties fo:margin-left="1.058cm" fo:margin-right="0cm" fo:line-height="150%" fo:text-align="justify" style:justify-single-word="false" fo:text-indent="0cm" style:auto-text-indent="false"/>
      <style:text-properties fo:color="#008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85" style:family="paragraph" style:parent-style-name="Standard" style:list-style-name="L7">
      <style:paragraph-properties fo:margin-left="1.032cm" fo:margin-right="0cm" fo:line-height="150%" fo:text-align="justify" style:justify-single-word="false" fo:text-indent="0cm" style:auto-text-indent="false"/>
      <style:text-properties fo:color="#008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86" style:family="paragraph" style:parent-style-name="Standard" style:list-style-name="L7">
      <style:paragraph-properties fo:margin-left="0cm" fo:margin-right="0cm" fo:line-height="150%" fo:text-align="justify" style:justify-single-word="false" fo:text-indent="0cm" style:auto-text-indent="false"/>
      <style:text-properties fo:color="#008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87" style:family="paragraph" style:parent-style-name="Standard" style:list-style-name="L7">
      <style:paragraph-properties fo:margin-left="1.005cm" fo:margin-right="0cm" fo:line-height="150%" fo:text-align="justify" style:justify-single-word="false" fo:text-indent="0cm" style:auto-text-indent="false"/>
      <style:text-properties fo:color="#008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88" style:family="paragraph" style:parent-style-name="Standard" style:list-style-name="L7">
      <style:paragraph-properties fo:margin-left="1.005cm" fo:margin-right="0cm" fo:line-height="150%" fo:text-align="justify" style:justify-single-word="false" fo:text-indent="0cm" style:auto-text-indent="false"/>
      <style:text-properties fo:color="#008000" style:font-name="Times New Roman" fo:font-size="12pt" fo:font-weight="bold" fo:background-color="transparent" style:font-name-asian="Times New Roman" style:font-size-asian="12pt" style:font-weight-asian="bold" style:font-name-complex="Times New Roman" style:font-size-complex="12pt" style:font-weight-complex="bold"/>
    </style:style>
    <style:style style:name="P89" style:family="paragraph" style:parent-style-name="Standard" style:list-style-name="L7">
      <style:paragraph-properties fo:margin-left="0.026cm" fo:margin-right="0cm" fo:line-height="150%" fo:text-align="justify" style:justify-single-word="false" fo:text-indent="0cm" style:auto-text-indent="false"/>
      <style:text-properties fo:color="#008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90" style:family="paragraph" style:parent-style-name="Standard" style:list-style-name="L7">
      <style:paragraph-properties fo:margin-left="0.053cm" fo:margin-right="0cm" fo:line-height="150%" fo:text-align="justify" style:justify-single-word="false" fo:text-indent="0cm" style:auto-text-indent="false">
        <style:tab-stops/>
      </style:paragraph-properties>
      <style:text-properties fo:color="#008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91" style:family="paragraph" style:parent-style-name="Standard" style:list-style-name="L13">
      <style:paragraph-properties fo:margin-left="0.635cm" fo:margin-right="0cm" fo:line-height="100%" fo:text-align="start" style:justify-single-word="false" fo:text-indent="0.635cm" style:auto-text-indent="false"/>
    </style:style>
    <style:style style:name="T1" style:family="text">
      <style:text-properties style:use-window-font-color="true" style:font-name="Times New Roman" fo:font-size="12pt" fo:font-weight="bold" fo:background-color="transparent" style:font-name-asian="Times New Roman" style:font-name-complex="Times New Roman"/>
    </style:style>
    <style:style style:name="T2" style:family="text">
      <style:text-properties style:use-window-font-color="true" style:font-name="Times New Roman" fo:font-size="12pt" fo:font-weight="bold" fo:background-color="#ffff00" style:font-name-asian="Times New Roman" style:font-name-complex="Times New Roman"/>
    </style:style>
    <style:style style:name="T3" style:family="text">
      <style:text-properties style:use-window-font-color="true" style:font-name="Times New Roman" fo:font-size="12pt" fo:font-style="italic" fo:font-weight="normal" fo:background-color="transparent" style:font-name-asian="Times New Roman" style:font-name-complex="Times New Roman"/>
    </style:style>
    <style:style style:name="T4" style:family="text">
      <style:text-properties style:use-window-font-color="true" style:font-name="Times New Roman" fo:font-size="12pt" fo:font-style="italic" fo:font-weight="normal" fo:background-color="#c0c0c0" style:font-name-asian="Times New Roman" style:font-name-complex="Times New Roman"/>
    </style:style>
    <style:style style:name="T5" style:family="text">
      <style:text-properties style:use-window-font-color="true" style:font-name="Times New Roman" fo:font-size="12pt" fo:font-weight="normal" fo:background-color="transparent" style:font-name-asian="Times New Roman" style:font-name-complex="Times New Roman"/>
    </style:style>
    <style:style style:name="T6" style:family="text">
      <style:text-properties style:use-window-font-color="true" style:font-name="Times New Roman" fo:font-size="12pt" fo:font-weight="normal" fo:background-color="transparent" style:font-name-asian="Times New Roman" style:font-size-asian="12pt" style:font-name-complex="Times New Roman" style:font-size-complex="12pt"/>
    </style:style>
    <style:style style:name="T7" style:family="text">
      <style:text-properties style:use-window-font-color="true" style:font-name="Times New Roman" fo:font-size="12pt" fo:font-weight="normal" fo:background-color="#c0c0c0" style:font-name-asian="Times New Roman" style:font-name-complex="Times New Roman"/>
    </style:style>
    <style:style style:name="T8" style:family="text">
      <style:text-properties style:use-window-font-color="true" style:font-name="Times New Roman" fo:font-size="13pt" fo:font-weight="bold" fo:background-color="transparent" style:font-name-asian="Times New Roman" style:font-name-complex="Times New Roman"/>
    </style:style>
    <style:style style:name="T9" style:family="text">
      <style:text-properties style:use-window-font-color="true" style:font-name="Times New Roman" fo:font-size="13pt" fo:font-weight="normal" fo:background-color="transparent" style:font-name-asian="Times New Roman" style:font-name-complex="Times New Roman"/>
    </style:style>
    <style:style style:name="T10" style:family="text">
      <style:text-properties style:use-window-font-color="true" style:font-name="Times New Roman" fo:font-weight="normal" fo:background-color="transparent" style:font-name-asian="Times New Roman" style:font-name-complex="Times New Roman"/>
    </style:style>
    <style:style style:name="T11" style:family="text">
      <style:text-properties style:use-window-font-color="true" style:font-name="Times New Roman" fo:font-weight="normal" fo:background-color="#ffff00" style:font-name-asian="Times New Roman" style:font-name-complex="Times New Roman"/>
    </style:style>
    <style:style style:name="T12" style:family="text">
      <style:text-properties style:use-window-font-color="true" style:font-name="Times New Roman" fo:font-style="italic" fo:font-weight="normal" fo:background-color="transparent" style:font-name-asian="Times New Roman" style:font-name-complex="Times New Roman"/>
    </style:style>
    <style:style style:name="T13" style:family="text">
      <style:text-properties style:use-window-font-color="true" style:font-name="Times New Roman" fo:font-weight="bold" fo:background-color="transparent" style:font-name-asian="Times New Roman" style:font-name-complex="Times New Roman"/>
    </style:style>
    <style:style style:name="T14" style:family="text">
      <style:text-properties style:use-window-font-color="true" style:font-name="Wingdings" fo:font-size="12pt" fo:font-weight="normal" fo:background-color="transparent" style:font-name-asian="Wingdings" style:font-name-complex="Wingdings"/>
    </style:style>
    <style:style style:name="T15" style:family="text">
      <style:text-properties fo:color="#008000" style:font-name="Times New Roman" fo:font-size="12pt" fo:font-weight="normal" fo:background-color="transparent" style:font-name-asian="Times New Roman" style:font-name-complex="Times New Roman"/>
    </style:style>
    <style:style style:name="T16" style:family="text">
      <style:text-properties fo:color="#008000" style:font-name="Times New Roman" fo:font-size="12pt" fo:font-weight="normal" fo:background-color="transparent" style:font-name-asian="Times New Roman" style:font-size-asian="12pt" style:font-name-complex="Times New Roman" style:font-size-complex="12pt"/>
    </style:style>
    <style:style style:name="T17" style:family="text">
      <style:text-properties fo:color="#008000" style:font-name="Times New Roman" fo:font-size="12pt" fo:font-weight="normal" fo:background-color="#ffff00" style:font-name-asian="Times New Roman" style:font-name-complex="Times New Roman"/>
    </style:style>
    <style:style style:name="T18" style:family="text">
      <style:text-properties fo:color="#008000" style:font-name="Times New Roman" fo:font-size="12pt" fo:font-weight="normal" fo:background-color="#ffff00" style:font-name-asian="Times New Roman" style:font-size-asian="12pt" style:font-name-complex="Times New Roman" style:font-size-complex="12pt"/>
    </style:style>
    <style:style style:name="T19" style:family="text">
      <style:text-properties fo:color="#008000" style:font-name="Times New Roman" fo:font-size="12pt" fo:font-style="italic" fo:font-weight="normal" fo:background-color="transparent" style:font-name-asian="Times New Roman" style:font-name-complex="Times New Roman"/>
    </style:style>
    <style:style style:name="T20" style:family="text">
      <style:text-properties fo:color="#008000" style:font-name="Times New Roman" fo:font-size="12pt" fo:font-style="italic" fo:font-weight="normal" fo:background-color="transparent" style:font-name-asian="Times New Roman" style:font-size-asian="12pt" style:font-name-complex="Times New Roman" style:font-size-complex="12pt"/>
    </style:style>
    <style:style style:name="T21" style:family="text">
      <style:text-properties fo:color="#008000" style:font-name="Times New Roman" fo:font-weight="normal" fo:background-color="transparent" style:font-name-asian="Times New Roman" style:font-name-complex="Times New Roman"/>
    </style:style>
    <style:style style:name="T22" style:family="text">
      <style:text-properties fo:color="#008000" fo:background-color="#ffff00" style:font-size-asian="12pt" style:font-size-complex="12pt"/>
    </style:style>
    <style:style style:name="T23" style:family="text">
      <style:text-properties fo:color="#008000" style:font-size-asian="12pt" style:font-size-complex="12pt"/>
    </style:style>
    <style:style style:name="T24" style:family="text">
      <style:text-properties fo:color="#ff0000" style:font-name="Times New Roman" fo:font-size="12pt" fo:font-weight="normal" fo:background-color="transparent" style:font-name-asian="Times New Roman" style:font-name-complex="Times New Roman"/>
    </style:style>
    <style:style style:name="T25" style:family="text">
      <style:text-properties fo:color="#ff0000" style:font-name="Times New Roman" fo:font-size="12pt" fo:font-weight="normal" fo:background-color="#c0c0c0" style:font-name-asian="Times New Roman" style:font-name-complex="Times New Roman"/>
    </style:style>
    <style:style style:name="T26" style:family="text">
      <style:text-properties fo:color="#ff0000" style:font-name="Times New Roman" fo:font-size="12pt" style:text-underline-style="solid" style:text-underline-width="auto" style:text-underline-color="font-color" fo:font-weight="normal" style:text-underline-mode="continuous" style:text-overline-mode="continuous" style:text-line-through-mode="continuous" fo:background-color="#c0c0c0" style:font-name-asian="Times New Roman" style:font-name-complex="Times New Roman"/>
    </style:style>
    <style:style style:name="T27" style:family="text">
      <style:text-properties fo:color="#ff0000"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28" style:family="text">
      <style:text-properties fo:color="#ff0000" style:font-name="Wingdings" fo:font-size="12pt" fo:font-weight="normal" fo:background-color="#c0c0c0" style:font-name-asian="Wingdings" style:font-name-complex="Wingdings"/>
    </style:style>
    <style:style style:name="T29" style:family="text">
      <style:text-properties fo:color="#00ae00" style:font-name="Times New Roman" fo:font-size="12pt" fo:font-weight="normal" fo:background-color="transparent" style:font-name-asian="Times New Roman" style:font-name-complex="Times New Roman"/>
    </style:style>
    <style:style style:name="T30" style:family="text">
      <style:text-properties fo:color="#00ae00" style:font-name="Times New Roman" fo:font-size="12pt" fo:font-weight="normal" fo:background-color="#ffff00" style:font-name-asian="Times New Roman" style:font-name-complex="Times New Roman"/>
    </style:style>
    <style:style style:name="T31" style:family="text">
      <style:text-properties fo:color="#00ae00" style:font-name="Times New Roman" fo:font-size="12pt" fo:font-style="italic" fo:font-weight="normal" fo:background-color="transparent" style:font-name-asian="Times New Roman" style:font-name-complex="Times New Roman"/>
    </style:style>
    <style:style style:name="T32" style:family="text">
      <style:text-properties fo:color="#00ae00" style:font-name="Times New Roman" fo:font-size="12pt" fo:font-weight="bold" fo:background-color="transparent" style:font-name-asian="Times New Roman" style:font-name-complex="Times New Roman"/>
    </style:style>
    <style:style style:name="T33" style:family="text">
      <style:text-properties fo:color="#579d1c" style:font-name="Times New Roman" fo:font-size="12pt" fo:font-weight="normal" fo:background-color="transparent" style:font-name-asian="Times New Roman" style:font-name-complex="Times New Roman"/>
    </style:style>
    <style:style style:name="T34" style:family="text">
      <style:text-properties fo:color="#579d1c" style:font-name="Times New Roman" fo:font-size="12pt" fo:font-weight="normal" fo:background-color="#ffff00" style:font-name-asian="Times New Roman" style:font-name-complex="Times New Roman"/>
    </style:style>
    <style:style style:name="T35" style:family="text">
      <style:text-properties fo:color="#579d1c" style:font-name="Times New Roman" fo:font-size="12pt" fo:font-style="italic" fo:font-weight="normal" fo:background-color="transparent" style:font-name-asian="Times New Roman" style:font-style-asian="italic" style:font-name-complex="Times New Roman" style:font-style-complex="italic"/>
    </style:style>
    <style:style style:name="T36" style:family="text">
      <style:text-properties fo:color="#579d1c" style:font-name="Times New Roman" fo:font-size="12pt" fo:font-style="normal" fo:font-weight="normal" fo:background-color="transparent" style:font-name-asian="Times New Roman" style:font-style-asian="normal" style:font-name-complex="Times New Roman" style:font-style-complex="normal"/>
    </style:style>
    <style:style style:name="T37" style:family="text">
      <style:text-properties fo:color="#579d1c" style:font-name="Times New Roman" fo:font-size="12pt" fo:font-style="normal" fo:font-weight="normal" fo:background-color="#ffff00" style:font-name-asian="Times New Roman" style:font-style-asian="normal" style:font-name-complex="Times New Roman" style:font-style-complex="normal"/>
    </style:style>
    <style:style style:name="T38" style:family="text">
      <style:text-properties fo:color="#0000ff" style:font-name="Times New Roman" fo:font-size="12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T39" style:family="text">
      <style:text-properties fo:color="#0000ff" style:font-name="Times New Roman" fo:font-size="12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text:display="true"/>
    </style:style>
    <style:style style:name="T40"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41"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text:display="true"/>
    </style:style>
    <style:style style:name="T42"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c0c0c0" style:font-name-asian="Times New Roman" style:font-name-complex="Times New Roman"/>
    </style:style>
    <style:style style:name="T43"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c0c0c0" style:font-name-asian="Times New Roman" style:font-name-complex="Times New Roman" text:display="true"/>
    </style:style>
    <style:style style:name="T44" style:family="text">
      <style:text-properties fo:color="#0000ff" style:font-name="Times New Roman" fo:font-size="12pt" fo:font-style="italic" style:text-underline-style="solid" style:text-underline-width="auto" style:text-underline-color="font-color" fo:font-weight="normal" style:text-underline-mode="continuous" style:text-overline-mode="continuous" style:text-line-through-mode="continuous" fo:background-color="#c0c0c0" style:font-name-asian="Times New Roman" style:font-name-complex="Times New Roman"/>
    </style:style>
    <style:style style:name="T45" style:family="text">
      <style:text-properties fo:color="#0000ff" style:font-name="Times New Roman" fo:font-size="12pt" fo:font-style="italic" style:text-underline-style="solid" style:text-underline-width="auto" style:text-underline-color="font-color" fo:font-weight="normal" style:text-underline-mode="continuous" style:text-overline-mode="continuous" style:text-line-through-mode="continuous" fo:background-color="#c0c0c0" style:font-name-asian="Times New Roman" style:font-name-complex="Times New Roman" text:display="true"/>
    </style:style>
    <style:style style:name="T46" style:family="text">
      <style:text-properties fo:color="#0000ff" style:font-name="Times New Roman" fo:font-size="12pt" fo:font-style="italic"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47" style:family="text">
      <style:text-properties fo:color="#0000ff" style:font-name="Times New Roman" fo:font-size="12pt" fo:font-style="italic"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text:display="true"/>
    </style:style>
    <style:style style:name="T48" style:family="text">
      <style:text-properties fo:color="#0000ff" style:font-name="Arial" fo:font-size="11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49" style:family="text">
      <style:text-properties fo:color="#0000ff" style:text-underline-style="solid" style:text-underline-width="auto" style:text-underline-color="font-color" style:text-underline-mode="continuous" style:text-overline-mode="continuous" style:text-line-through-mode="continuous" fo:background-color="#ffff00" style:font-size-asian="12pt" style:font-size-complex="12pt"/>
    </style:style>
    <style:style style:name="T50" style:family="text">
      <style:text-properties fo:color="#000000" style:font-name="Arial" fo:font-size="10.5pt" fo:font-weight="bold" fo:background-color="transparent" style:font-name-asian="Arial" style:font-name-complex="Arial"/>
    </style:style>
    <style:style style:name="T51" style:family="text">
      <style:text-properties fo:color="#000000" style:font-name="Arial" fo:font-size="10.5pt" fo:font-weight="bold" fo:background-color="#ffff00" style:font-name-asian="Arial" style:font-name-complex="Arial"/>
    </style:style>
    <style:style style:name="T52" style:family="text">
      <style:text-properties fo:color="#000000" style:font-name="Arial" fo:font-size="11pt" fo:font-weight="normal" fo:background-color="transparent" style:font-name-asian="Arial" style:font-name-complex="Arial"/>
    </style:style>
    <style:style style:name="T53" style:family="text">
      <style:text-properties fo:background-color="#ffff00"/>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fo:font-style="italic" style:font-style-asian="italic" style:font-style-complex="italic"/>
    </style:style>
    <style:style style:name="T56" style:family="text">
      <style:text-properties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fo:font-weight="normal" fo:background-color="#ffff00" style:font-weight-asian="normal" style:font-weight-complex="normal"/>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Zufriedenheit mit der Bildungs- und Erziehungspartnerschaft aus der Sicht von Eltern mit FRÖBEL – Kindertageseinrichtungen. Wie differenziert urteilen Eltern?</text:p>
      <text:p text:style-name="P16"/>
      <text:p text:style-name="P44"><text:span text:style-name="T1">I Einleitung (allgemeine Infos zum demographischen Wandel der Familien und betreuungssituation; Ziel, </text:span><text:span text:style-name="T2">Fragestellung, Relevanz der Fragestellung</text:span><text:span text:style-name="T1">?)</text:span></text:p>
      <text:p text:style-name="P45"><text:tab/>„Es macht keinen Sinn, ein Kind zu erziehen, ohne dabei die für das Kind bedeutendsten <text:tab/>Menschen zu <text:tab/>berücksichtigen.“ Tina Bruce</text:p>
      <text:p text:style-name="P6">Ein wesentlicher Aspekt der Arbeit in Kindertageseinrichtungen ist die Zusammenarbeit mit Eltern.</text:p>
      <text:p text:style-name="P6">In dieser Arbeit wird die Bedeutung einer intensiven und gelingenden Zusammenarbeit der Kindertageseinrichtungen mit den Eltern herausgestellt. </text:p>
      <text:p text:style-name="P2"><text:span text:style-name="T15">→ </text:span><text:span text:style-name="T24">zu diesem Thema bei Wiff nachschauen!</text:span><text:span text:style-name="T15"> Das Thema Zusammenarbeit mit Eltern scheint in der Ausbildung nur eine untergeordnete Bedeutung zu spielen. Die Ergebnisse einer großangelegten Untersuchung in drei Bundesländern (welche?) bestätigen das: </text:span><text:span text:style-name="T19">„Die notwendigen Kompetenzen für eine Zusammenarbeit mit Eltern wurden...kaum in der Ausbildung, sondern erst später, im Verlauf der beruflichen Tätigkeit selbst erworben.“ </text:span><text:span text:style-name="T17">(vgl. Strätz 1997: 41) <text:s/>Strätz, Rainer (1997). Wie sind/wie fühlen sich die ErzieherInnen auf die Zusammenarbeit mit den Eltern vorbereitet? In: Bundesverband Neue Erziehung e.V. (Hrsg.). Elternzusammenarbeit – Stiefkind in der Aus- und Weiterbildung von Erzieherinnen. Bonn, S. 20-41.</text:span></text:p>
      <text:p text:style-name="P23">Die Zusammenarbeit mit Familien ist mittlerweile Gegenstand vielfältiger Projekte geworden. Sie ist in den Kindergartengesetzen verankert und in allen Bildungsplänen beschrieben sowie in jeder Konzeption ist das Stichwort 'Elternarbeit' vertreten. </text:p>
      <text:p text:style-name="P23">Es wird deutlich, dass die Kindertageseinrichtungen ihrer komplexen Erziehungs-, Bildungs- und Betreuungsaufgaben ohne Unterstützung der Eltern nicht erfolgreich nachkommen können. Zusammenarbeit mit Familien ist in der pädagogischen Arbeit mit Kindern ein wesentlicher Bestandteil, dessen Bedeutung im Laufer der Jahre immer mehr ins Bewusstsein gerückt ist. </text:p>
      <text:p text:style-name="P23">Die Zusammenarbeit mit den Eltern war gerade in pädagogischen Institutionen über lange Zeit eine eher ungeliebte und eine als überflüssig betrachtete Zusatzbelastung für die pädagogischen Fachkräfte.</text:p>
      <text:p text:style-name="P23">Inzwischen ist es klar geworden, dass die Formen der klassischen Elternarbeit nicht mehr ausreichen, um den komplexen Anforderungen gerecht zu werden, vor die die pädagogischen Fachkräfte in unserer Gesellschaft gestellt werden. </text:p>
      <text:p text:style-name="P23">Der Schwerpunkt dieser Arbeit liegt auf der Analyse … .</text:p>
      <text:p text:style-name="P23"><text:soft-page-break/>Zunächst wird ein Blick auf die Geschichte der Zusammenarbeit der Einrichtungen mit Familien geworfen, dann werden die Begründungen für die Bedeutung der Zusammenarbeit von Kindergärten und Familien dargestellt und anschließend die verschiedenen Formen und Funktionen der Zusammenarbeit vorgestellt.</text:p>
      <text:p text:style-name="P23">Die Notwendigkeit der Zusammenarbeit von Erzieher/innen und Eltern wird deutlich, sowohl aus der Perspektive der Einrichtung als auch aus der Perspektive der Kinder und der Eltern.</text:p>
      <text:p text:style-name="P23"/>
      <text:p text:style-name="P11">II <text:s text:c="2"/>Theoretischer Hintergrund</text:p>
      <text:p text:style-name="P11">Forschungsstand &amp; Problemstellung/Fragestellung zur Kooperation zwischen Kindertagesstätten und Familien. (Forschungslücke)</text:p>
      <text:p text:style-name="P16"/>
      <text:p text:style-name="P1"><text:span text:style-name="T1">1. </text:span><text:span text:style-name="T8">Begriffsklärung – was ist Bildungs- und Erziehungspartnerschaft?</text:span></text:p>
      <text:p text:style-name="P2"><text:span text:style-name="T29">Bevor ich mich den einzelnen Bereichen der Elternarbeit zuwende, müssen zunächst die zentralen </text:span><text:span text:style-name="T29">Begriffe geklärt werden.</text:span></text:p>
      <text:p text:style-name="P2"><text:span text:style-name="T29">Der Begriff </text:span><text:span text:style-name="T31">Erziehungspartnerschaft</text:span><text:span text:style-name="T29"> hat in den letzten Jahren den</text:span><text:span text:style-name="T32"> </text:span></text:p>
      <text:p text:style-name="P2"><text:span text:style-name="T29">Was unter Partnerschaft genau verstanden wird und wie sie erreicht werden kann, darüber geben die Pläne wenig Information. Meist wird von „Offenheit“ und „gegenseitiger Wertschätzung“ gesprochen. → </text:span><text:span text:style-name="T24">nachschauen!</text:span></text:p>
      <text:p text:style-name="P2"><text:span text:style-name="T29">Der Begriff </text:span><text:span text:style-name="T31">Bildungspartnerschaft</text:span><text:span text:style-name="T32"> </text:span><text:span text:style-name="T29">widerspiegelt</text:span><text:span text:style-name="T32"> </text:span><text:span text:style-name="T29">eher den Bereich der formellen Bildung, den Bereich der Schulen, der Hochschulen, die Kooperation mit Unternehmen, die berufliche Aus- und Weiterbildung sowie die Intensivierung ihrer Kooperationszusammenhänge. Aufgrund des in den 90er Jahren zunächst allmählich, dann spürbar erhobenen Anspruchs, dass auch der Elementarbereich einen fundierten Bildungsauftrag habe, führte das zu der Auffassung, dass es auch </text:span><text:span text:style-name="T29">in den Kindertageseinrichtungen um Erziehungs- und Bildungspartnerschaften ginge. </text:span></text:p>
      <text:p text:style-name="P2"><text:span text:style-name="T29">Die</text:span><text:span text:style-name="T32"> </text:span><text:span text:style-name="T29">Veränderungen der Lebenslagen und Lebensbedingungen der Familien sowie die vielfältigen Traditionen der Elternarbeit in Kindertageseinrichtungen bedienten vielschichtige Begriffsbildungen bzw. uneinheitlich verwendeten Begriffen wie: </text:span><text:span text:style-name="T31">Elternarbeit, Elternpädagogik, Elternbildung, Familienbildung, Elternförderung, Eltern-Coaching, Elternberatung, Elterneinbeziehung, Elternmitwirkung, Elternmitbestimmung, Elternpartizipation, Elternkommunikation, Eltern-Kooperation, Erziehungs- und Bildungspartnerschaften.</text:span></text:p>
      <text:p text:style-name="P2"><text:span text:style-name="T29">Im Grunde geht es immer um </text:span><text:span text:style-name="T31">Kommunikation</text:span><text:span text:style-name="T29"> und </text:span><text:span text:style-name="T31">Kooperation</text:span><text:span text:style-name="T29"> der Präventions- und Bildungseinrichtungen mit Eltern und anderen Erziehungspartnern. Das ist aber nicht automatisch </text:span><text:span text:style-name="T31">Elternpädagogik, </text:span><text:span text:style-name="T29">nur weil es im pädagogischen Feld stattfindet. Außerdem muss Elternarbeit nicht zwangsläufig pädagogischen Intentionen unterliegen. Das heißt, dass Elternpädagogik und </text:span><text:soft-page-break/><text:span text:style-name="T29">Elternbildung zwar wichtig, aber lediglich ein Teilelement, eine Unterform der Elternarbeit sind. </text:span></text:p>
      <text:p text:style-name="P2"><text:span text:style-name="T29">Auch </text:span><text:span text:style-name="T31">Elternpartizipation</text:span><text:span text:style-name="T29"> ist nicht automatisch </text:span><text:span text:style-name="T31">Erziehungspartnerschaft</text:span><text:span text:style-name="T29">. Es gibt eine Reihe von Partizipationsrechten (siehe Abschnitt Gesetzliche Grundlagen) für Eltern, die oft konflikthaft gestaltet werden und sich nicht immer in partnerschaftlicher Form zeigen. Der Begriff </text:span><text:span text:style-name="T31">Elternarbeit</text:span><text:span text:style-name="T29"> erfasst die Problemzonen, Schwierigkeiten und negativen Seiten der Kommunikation mit Eltern. Außerdem wird dieser Begriff eher aus der Sicht der Fachkräfte, der professionell-pädagogischen Seite, formuliert. Er wirkt zudem ein wenig ideologielastig und verschleiernd, weil in der Praxis meistens faktisch ein Ungleichgewicht zwischen beiden Seiten und keine echte Partnerschaft gegeben ist. </text:span></text:p>
      <text:p text:style-name="P2"><text:span text:style-name="T29">Bei dem Begriff </text:span><text:span text:style-name="T31">Erziehungs</text:span><text:span text:style-name="T29">- </text:span><text:span text:style-name="T31">und</text:span><text:span text:style-name="T29"> </text:span><text:span text:style-name="T31">Bildungspartnerschaft</text:span><text:span text:style-name="T29"> geht es um die sehr umfassende Kooperation von Eltern, Kindern und Jugendlichen, der Bildungseichrichtungen und weiterer Partnern bei gemeinsamen Aufbau einer lern- und entwicklungsförderlichen Umgebung für Kinder und Jugendliche. </text:span></text:p>
      <text:p text:style-name="P2"><text:span text:style-name="T29">Es geht also um eine sehr umfassende und integrierte Auffassung von kindlichem Aufwachsen.</text:span><text:span text:style-name="T1"> </text:span><text:span text:style-name="T29">Um </text:span><text:span text:style-name="T29">die vielfältigen, über die Eltern allein weit hinausgehenden erziehungsrelevanten Netzwerke zu erfassen und die erforderliche Vielfalt der zu koordinierenden Einflüsse zu betonen, </text:span><text:span text:style-name="T30">ist nach Stange (2013)</text:span><text:span text:style-name="T29"> der Begriff </text:span><text:span text:style-name="T31">Erziehungs</text:span><text:span text:style-name="T29">- </text:span><text:span text:style-name="T31">und</text:span><text:span text:style-name="T29"> </text:span><text:span text:style-name="T31">Bildungspartnerschaft</text:span><text:span text:style-name="T29"> am besten geeignet. Er bildet immer Eltern-Kooperation und Kooperation mit anderen Partnern ab.</text:span></text:p>
      <text:p text:style-name="P2"><text:span text:style-name="T29">Nach Stange (2013) bedeutet</text:span><text:span text:style-name="T31"> </text:span><text:span text:style-name="T29">der Begriff</text:span><text:span text:style-name="T31"> Erziehungs- und</text:span><text:span text:style-name="T29"> </text:span><text:span text:style-name="T31">Bildungspartnerschaft</text:span><text:span text:style-name="T29"> folgendes:</text:span></text:p>
      <text:list xml:id="list1753564019" text:style-name="L1">
        <text:list-item>
          <text:p text:style-name="P55"><text:span text:style-name="T29">Verbesserung der </text:span><text:span text:style-name="T31">Beziehungen</text:span><text:span text:style-name="T29"> zwischen Eltern, anderen Erziehungspartnern und Einrichtungen</text:span></text:p>
        </text:list-item>
        <text:list-item>
          <text:p text:style-name="P55"><text:span text:style-name="T31">Absprache</text:span><text:span text:style-name="T29"> gemeinsamer Aktivitäten</text:span></text:p>
        </text:list-item>
        <text:list-item>
          <text:p text:style-name="P55"><text:span text:style-name="T31">Austausch</text:span><text:span text:style-name="T29"> von Erfahrungen über den Bildungsstand der Kinder</text:span></text:p>
        </text:list-item>
        <text:list-item>
          <text:p text:style-name="P55"><text:span text:style-name="T29">Erarbeitung </text:span><text:span text:style-name="T31">gemeinsamer Erziehungs- und Bildungsziele und geeigneter Angebote</text:span><text:span text:style-name="T29"> in den </text:span><text:span text:style-name="T29">jeweiligen Institutionen</text:span></text:p>
        </text:list-item>
        <text:list-item>
          <text:p text:style-name="P55"><text:span text:style-name="T31">Unterstützung</text:span><text:span text:style-name="T29"> in familiären Erziehungsfragen </text:span></text:p>
        </text:list-item>
        <text:list-item>
          <text:p text:style-name="P55"><text:span text:style-name="T29">Gemeinsames Erschließen von </text:span><text:span text:style-name="T31">Ressourcen</text:span><text:span text:style-name="T29"> für Eltern, Kinder, andere Erziehungs- und Bildungspartner und die Bildungsinstitutionen</text:span></text:p>
        </text:list-item>
        <text:list-item>
          <text:p text:style-name="P55"><text:span text:style-name="T29">Erweiterung der </text:span><text:span text:style-name="T31">Mitbestimmungsmöglichkeiten von Familien</text:span></text:p>
        </text:list-item>
        <text:list-item>
          <text:p text:style-name="P55"><text:span text:style-name="T29">Systematische </text:span><text:span text:style-name="T31">Öffnung</text:span><text:span text:style-name="T29"> der Bildungseinrichtungen gegenüber anderen Erziehungspartnern im sozialökologischen Lern- und Entwicklungsumfeld</text:span></text:p>
        </text:list-item>
        <text:list-item>
          <text:p text:style-name="P55"><text:span text:style-name="T31">Vernetzung</text:span><text:span text:style-name="T29"> aller für Kinder und Eltern wichtigen Akteure und Einrichtungen (</text:span><text:span text:style-name="T30">vgl. Stange 2013: 26-29).</text:span></text:p>
        </text:list-item>
      </text:list>
      <text:p text:style-name="P25"><text:soft-page-break/>Im Fokus der Bildungs- und Erziehungspartnerschaft stehen die Förderung des Wohlergehens und der Entwicklung des Kindes.</text:p>
      <text:p text:style-name="P25"/>
      <text:p text:style-name="P16"/>
      <text:p text:style-name="P1"><text:span text:style-name="T1">2. </text:span><text:span text:style-name="T8">Veränderte Lebenslagen von Familien</text:span></text:p>
      <text:p text:style-name="P33">Die Lebenslage von Familien hat sich in den letzten Jahren stark verändert. Familienpolitik passt oft nicht mehr zur Lebenswirklichkeit von Familien. Aufgrund der Vielfalt der Lebens- und Familienformen wird es immer schwieriger für Familien passgenaue finanzielle und institutionelle Unterstützung anzubieten, um Kindern ein gutes Aufwachsen zu ermöglichen (vgl. Familienpolitik neu denken – faire Bildungschancen für alle Kinder schaffen). Heutzutage stehen Familien vor vielfältigen Herausforderungen. </text:p>
      <text:p text:style-name="P33">Heutzutage geht man davon aus, dass die moderne Familie aufgrund der Bedingungen der urbanisierter Lebenslagen und der <text:s/>Erwerbstätigkeit aller erwachsenen Mitglieder nicht allein in der Lage ist, das Aufwachsen der Kinder angemessen ihren Bedürfnissen in den wichtigen Entwicklungsphasen gestalten zu können <text:span text:style-name="T53">(vgl. Rabe-Kleberg, U. 2010: 65)</text:span>. <text:span text:style-name="T53">Gerd E. Schäfer; Roswitha, Staege; Kathrin, Meiners (2010) (Hrsg.). Kinderwelten – Bildungswelten. Unterwegs zur Frühpädagogik. Berlin: Cornelsen. </text:span></text:p>
      <text:p text:style-name="P34"/>
      <text:p text:style-name="P33">Aufgrund der geschilderten Veränderungen in den Lebenslagen von Familien wird deutlich, dass es für diese zunehmend, seitens außerfamilierer Betreuung, Unterstützungsbedarf besteht. Den Kindertageseinrichtungen kommt eine hohe Bedeutung für die Lebensplanung und die Stabilität der modernen Familien zu. Eltern sind auf ein bedarfsgerechtes, verlässliches Betreuungsangebot zur Bewältigung ihres Alltags angewiesen (vgl. Klein &amp; Vogt 2008: 18). Die meisten Familien oder besser gesagt, die meisten Frauen wollen bzw. müssen Beruf und Familien unter einen Hut <text:s/>bringen. <text:s/></text:p>
      <text:p text:style-name="P33">Neben den strukturellen Änderungen sind es vor allem die veränderten Anforderungen im Beruf, die die Vereinbarung von Familie und Beruf immer schwieriger machen. Durch die gestiegenen Ansprüchen an Flexibilität und Einsatzbereitschaft, selbstverständlich gewordene Ansprüche an lebenslanges Lernen und berufsbegleitende Weiterbildungen, können und müssen Erwerbstätige entscheiden, wann sie arbeiten und wo sie arbeiten. Entgrenzungen zwischen Beruf und Familie führen in Familien zu vermehrtem zeitlichen Stress von Eltern und einem schlechten Gewissen gegenüber ihren Kindern (vgl. Beham-Rabanser 2008: 39). <text:span text:style-name="T53">Bucher, Kalcher, Lauermann (Hrsg.) (2008). Gemeinsam erziehen. Das umkämpfte Kind zwischen Familie, Bildungsinstitutionnen und Gesellschaft. Wien: G&amp;G Verlag.</text:span></text:p>
      <text:p text:style-name="P33"><text:soft-page-break/>Insgesamt bringen all diese Veränderungen in Familien erhöhte Anforderungen an das Erziehungs- und Bildungssystem mit sich.</text:p>
      <text:p text:style-name="P23">Für Kinder ist Familie der wichtigste Ort des Aufwachsens und Lernens. Ebenso ist die Familie die erste und wirksamste Bildungsinstitution. Die PISA-Studie verweist darauf, dass die Kompetenzentwicklung der Jugendlichen entscheidend von der Bildungsressourcen ihrer Familie abhängt und davon, was sie seit der frühen Kindheit an Förderung oder Hemmung ihrer Entwicklung erfahren haben <text:span text:style-name="T53">(vgl. Wissenschaftlicher Beirat 2002).</text:span></text:p>
      <text:p text:style-name="P29">Wissenschaftlicher Beirat für Familienfragen beim Bundesministerium für Familie und Senioren (1993). Familie und Beratung. Familienorientierte Beratung zwischen Vielfalt und Integration. Stuttgart. Schriftenreihe des BMFS, Band 16).</text:p>
      <text:p text:style-name="P16"/>
      <text:p text:style-name="P16"/>
      <text:p text:style-name="P13">5. Geschichtlicher Rückblick auf die Entwicklung der Zusammenarbeit mit Eltern</text:p>
      <text:p text:style-name="P2"><text:span text:style-name="T33">Dass heutzutage die Kindertageseinrichtungen die Erziehungspartnerschaft mit den Eltern immer mehr anstreben, ist in unserer Gesellschaft schon fast eine Selbstverständlichkeit geworden. Dies </text:span><text:span text:style-name="T33">war allerdings nicht immer so gegeben. Wenn man einen Blick zurückwirft, stellt man fest, dass sich die Beziehung zwischen pädagogischen Fachkräften und Eltern im gesellschaftlichem Prozess</text:span><text:span text:style-name="T9"> </text:span><text:span text:style-name="T33">mehrmals verändert hat. Das offene, partnerschaftliche Aushandeln pädagogischer Angelegenheiten zwischen beiden Seiten wird erst vor kurzer Zeit und noch nicht durchgängig praktiziert. </text:span></text:p>
      <text:p text:style-name="P2"><text:span text:style-name="T33">Bis Mitte des 19. Jahrhunderts verlief der Elternbezug in die pädagogische Arbeit nicht in der direkten Interaktion zwischen Pädagogen und Eltern, sondern anhand von </text:span><text:span text:style-name="T35">literarischen Ratgebern zur Erziehung. </text:span><text:span text:style-name="T36">Bereits in 1628 erschien der erste pädagogische Ratgeber, dem im 18. und 19. Jahrhundert weitere pädagogisch-didaktische Literatur von Pestalozzi, Fröbel etc. folgte. In diesen Schriften ging es vorallem um die Belehrung und Unterweisung der Eltern, denen der Status der Unterweisungsbedürftigen zugeschrieben wurde (vgl. Wiezorek 2006: 43). </text:span><text:span text:style-name="T37">Bauer, Petra &amp; Brunner, Ewald Johannes (Hrsg.). Elternpädagogik. Von der Elternarbeit zur Erziehungspartnerschaft. Freiburg im Breisgau: Lambertus. </text:span></text:p>
      <text:p text:style-name="P35">Am Anfang waren Kindergärten nur auf die zumindest rudimentäre Kooperation mit den Familien angewiesen. Die Zusammenarbeit ist nur aus der einfachen Notwendigkeit entstanden und zwar um das Funktionieren der Kindergartenarbeit zu sichern und richtete sich an die Mütter, die viele alltägliche Einzelcheiten zu beachten hatten, die für den Ablauf des Kinderalltages wichtig waren. In der Selbstwahrnehmung der Kindertageseinrichtungen war die Familie häufig eine Negativ-Folie, gegen die sich gute Kinderarbeit absetzte. Gespräche über die Kinder waren nur dann vorgesehen, wenn etwas vorgefallen war. In solchen Fällen wurden die Mütter angehalten, ihre <text:soft-page-break/>Kinder besser zu erziehen. Die Kooperation der Pädagogen mit den Müttern ließ sich weithin als autoritär-hierarchisch kennzeichnen (vgl. Tiersch 2006: 82-83) aus Bauer (Hrsg.).</text:p>
      <text:p text:style-name="P35">Eine Wende in der Zusammenarbeit von Kindertageseinrichtungen und Eltern lässt sich seit den 1986er Jahren in Westdeutschland feststellen. Die neuen entwicklungspsychologischen Erkenntnisse führten zur Kritik am bewahrenden und zugleich autoritären Kindergarten. Aus der Sorge, etwas an den Kindern zu versäumen, meldeten Eltern Ansprüche zur Gestaltung des Kindergartens an und mischten sich ein. In dieser Zeit haben sich zwei wichtige Impulse für die Elternarbeit entwickelt. Zum einen gab es zur Förderung der Kompetenzen von Eltern viele Initiativen, die Elternbildungsprogramme etablierten und Elternbriefe entwickelten sowie ein Elternführerschein wurde konzipiert. Zum anderen gründeten Eltern Kinderläden und Elternintiativen. Später wurden Mütterzentren gegründet, in denen Selbsthilfe und Aktivierung von Müttern mit Kinderbetreuung verbunden wurden (vgl. Tiersch 2006: 84). </text:p>
      <text:p text:style-name="P33">Bis in die 60-er Jahre in Westdeutschland und im Prinzip bis 1989 in der DDR gaben die Institutionen die Bedingungen vor und Eltern hatten sich in der Regel diesen Vorgaben zu fügen. Die Anpassung der Eltern an die Bedingungen der Einrichtung war selbstverständlich. Zum Beispiel in der DDR durften Eltern oft keine Gruppenräume betreten und in Westdeutschland gab es weit in die 60-er Jahre hinein weder Elternbeiräte noch andere Formen von Elternmitsprache (vgl. Klein &amp; Vogt 2008: 22). </text:p>
      <text:p text:style-name="P33">Ende der 60-er und Anfang der 70-er Jahre führten in Westdeutschland eine ganze Reihe von Faktoren wie z.B. die kulturelle Revolution, antiautoritäre Erziehung, Kinderladenbewegung zu einer Veränderung der Beziehung zwischen Kindertageseinrichtungen und Familien sowie zu einem veränderten Verständnis der Zusammenarbeit mit den Eltern. Wie folgendes Zitat aus einem Handbuch für den vorschulischen Erziehungsbereich aus den 70er Jahren verdeutlicht: </text:p>
      <text:p text:style-name="P33"/>
      <text:p text:style-name="P2"><text:span text:style-name="T33"><text:tab/></text:span><text:span text:style-name="T35">“Die Zusammenarbeit mit den Eltern ist eine notwendige Bedingung, da nicht nur ihre <text:tab/>Distanz zu Bildungsinstitutionen abgebaut werden muss, sondern erst eine Revision <text:tab/>ihrer Erziehungstechniken und Erwartungshaltungen einen langfristigen Erfolg <text:tab/>garantiert; denn erst sie ermöglichen dem Kind, seine neue Aktivität innerhalb seiner <text:tab/>realen gesellschaftlichen Bezugsgruppe zu äußern und durch diese Unterstützung und <text:tab/>Ermunterung vornehmlich seine Identitätsbildug zu beeinflussen” (Hederer 1972: 2).</text:span></text:p>
      <text:p text:style-name="P57"/>
      <text:p text:style-name="P2"><text:span text:style-name="T33">Nichtsdestotrotz blieben die Einrichtungen weiterhin diejenigen, die Zeit, Umfang und Inhalte der Zusammenarbeit mit Eltern bestimmten. Elternarbeit wurde verstanden als Angebot der Institution an Eltern zur Mitarbeit und Information. Außerdem wurde Elternarbeit nebenbei als meist sehr </text:span><text:soft-page-break/><text:span text:style-name="T33">ungeliebtes </text:span><text:span text:style-name="T34">Anhängsel (Synoym)</text:span><text:span text:style-name="T33"> der kindbezogenen Tätigkeit </text:span><text:span text:style-name="T34">betrieben (Synonym) (vgl. Klein &amp; Vogt 2008: 23-24).</text:span></text:p>
      <text:p text:style-name="P26"/>
      <text:p text:style-name="P2"><text:span text:style-name="T16">Die Einrichtungen, die in der ersten Hälfte des 19. Jahrhundert entstanden sind, folgten nicht in erster Linie sozialpädagogischen Überlegungen, sondern waren eher als Übergangs- bzw. Notlösungen während der Massenarmut, damit berufstätige Eltern ihre Kinder nicht in Pflegefamilien oder</text:span><text:span text:style-name="T6"> </text:span><text:span text:style-name="T16">Säuglingsheime abgeben müssten. Die fortschreitende Industrialisierung am Ende des 19. Jahrhunderts führte zu erhöhtem Bedarf an weiblichen Arbeitskräften, was seinerseits den Boom im Krippenbereich verursachte. In der Zeit vor dem ersten Weltkrieg standen weder Qualität der Kinderbetreuung noch Entscheidungsmöglichkeit von Frauen im Vordergrund. Sobald </text:span><text:span text:style-name="T16">der Bedarf an weiblichen Arbeitskräften sank, kam es schnell zur Schließung der Einrichtungen und somit war das Thema der Fremdbetreuung unter drei Jahren <text:s/>abgeschlossen (vgl. Becker-Textor 1996: 1).</text:span></text:p>
      <text:p text:style-name="P26">Der Kindergarten sollte in erster Linie der Unterstützung armer Familien bzw. berufstätiger Mütter dienen sowie auf die Versorgung und Disziplinierung von Kindern ausgerichtet sein. Ein davon abweichendes Ziel verfolgte der Kleinkindpädagoge Friedrich Fröbel (1780-1852) mit seiner Institution 'Kindergarten'. Er strebte an, die außerfamiliere Betreuung und Bildung nicht nur armen, sondern Kindern aller Stände zugänglich zu machen. Er sah seinen Kindergarten als Volksbildungsanstalt für Kinder, Eltern und Erzieher/innen. Insbesondere betonte er die Rolle der Mutter mit ihren Eingeschaften, die für die Entwicklung des Kindes sehr förderlich sind/ sein sollten. Fröbel sah Mutter und Kind als Einheit und strebte mit dem Mutterideal eine von Fürsorge geprägte Bildung der Kinder in seinem Kindergarten an (vgl. Herrmann <text:s/>2007: 19-20). <text:s/></text:p>
      <text:p text:style-name="P17"/>
      <text:list xml:id="list1368024602" text:style-name="L2">
        <text:list-item>
          <text:p text:style-name="P58">Elternarbeit im Kaiserreich</text:p>
        </text:list-item>
        <text:list-item>
          <text:p text:style-name="P58">Elternarbeit in der Weimarer Republik</text:p>
        </text:list-item>
        <text:list-item>
          <text:p text:style-name="P58">Elternarbeit in der Nazizeit und im Nachkriegsdeutschland der BRD und der DDR</text:p>
        </text:list-item>
      </text:list>
      <text:p text:style-name="P59">Durch die Teilung Deutschlands im Folge des 2. Weltkrieges folgte sehr unterschiedliche Entwicklung der Kleinkindpädagogik in Ost- und Westdeutschland. </text:p>
      <text:p text:style-name="P59">In Westdeutschland war ein quantitativer Ausbau von Kindertages-einrichtungen weniger notwendig. Zuständig für die Erziehung und Betreuung der Kinder bis zum Schuleintritt war hauptsächlich die Mutter, die die Funktion des weit verbreiteten und staatlich gestützten Systems der bürgerlich geprägten “Hausfrauen-Ehe” ausführte. Die Einwnaderung von Gastarbeitern sorgte für die notwendige Produktivität, so dass westdeutsche Mütter einem geringeren gesellschaftlichen <text:soft-page-break/>Druck ausgesetzt waren, einer Tätigkeit nachgehen zu müssen und sich am wirtschaftlichen Wiederaufbau zu beteiligen. Die Erziehung der Kinder wurde in <text:span text:style-name="T53">damaliger</text:span> Gesellschaft in erster Linie als familiäre und private Aufgabe betrachtet (vgl. Hermann 2007: 22). <text:s text:c="2"/></text:p>
      <text:p text:style-name="P60">In Ostdeutschland dagegen wurde bereits im Sommer 1945 die Kinderbetreuung wieder aufgenomen, um Frauen für die Arbeit und Verdienstmöglichkeit von der Kinderbetreuung freizustellen und somit einen zügigen Wiederaufbau zu gewährleisten (vgl. Hermann 2007: 27). Deswegen war die Zeit von 1945 bis in die Mitte der 50er Jahre in der DDR vor allem durch einen massiven quantitativen Ausbau von Einrichtungen gekennzeichent. Die Zusammenarbeit mit Eltern wird im Vorschulcurriculum der DDR nur kurz und pauschalisiert thematisiert. Auf die Ausformulierung eines Familienbildes wurde verzichtet. Die Elternarbeit spielt hier eine untergeordnete Rolle (vgl. Hermann 2007: 28-29). </text:p>
      <text:p text:style-name="P60">Das folgende Zitat weist darauf hin, dass in den 90er Jahren der Elternarbeit in <text:s/>Kindertageseinrichtungen eine wachsende Bedeutung eingeräumt wird:</text:p>
      <text:p text:style-name="P60"/>
      <text:p text:style-name="P61"><text:tab/><text:span text:style-name="T55">“Elternarbeit gehört in den Aufgabenbereich aller Institutionen, die<text:tab/>sich mit der <text:s/><text:tab/>außerschulischen und schulischen Betreuung von Kindern <text:tab/>und Jugendlichen befassen. <text:tab/>…Da eine isoliert von den Eltern <text:tab/>verlaufende institutionelle Kindererziehung weniger <text:tab/>folgsversprechend ist, muss also das Elternhaus in die Arbeit der jeweiligen<text:tab/>Institution einbezogen werden. So ergibt sich ein Dreieckverhältnis aus <text:tab/>Eltern, Kindern und Mitarbeitern der Einrichtung. Die Zusammenarbeit mit den Eltern <text:tab/>ist zum Wohle der Kinder unbedingt notwendig” (Becker-Textor 1992: 238ff).</text:span></text:p>
      <text:p text:style-name="P62"><text:s/></text:p>
      <text:p text:style-name="P59">Erst seit den 70er Jahren wird das Thema Zusammenarbeit mit den Eltern in den Kindertageseinrichtungen verstärkt in der Fachdiskussion thematisiert und hat seitdem ständig an Bedeutung gewonnen. <text:s text:c="2"/></text:p>
      <text:p text:style-name="P31"/>
      <text:p text:style-name="P59">Daraus wird deutlich, dass der Kindergarten eine soziale Institution ist, die zwar auf eine lange Tradition zurückblickt, deren Entwicklung aber nie stehen geblieben ist, vielmehr sich immer parallel zu den gesellschaftlichen Veränderungsprozessen entwickelt hat.</text:p>
      <text:p text:style-name="P59"/>
      <text:p text:style-name="P31"/>
      <text:p text:style-name="P31"/>
      <text:p text:style-name="P2"><text:span text:style-name="T16">Als pädagogische Fachkraft sollte man sich immer vor Augen führen, dass es </text:span><text:span text:style-name="T20">die</text:span><text:span text:style-name="T16"> Eltern nicht gibt und versuchen sich von den gewohnten Denkmustern, sogenanntem „Schubladendenken“ zu distanzieren, um sich bewusst zu machen, von welchen Schwierigkeiten der Alltag dieser Familien </text:span><text:span text:style-name="T16">bestimmt wird, in welcher individuellen Lebenssituation sie sich gerade befinden und weshalb die </text:span><text:soft-page-break/><text:span text:style-name="T16">Zusammenarbeit bis jetzt noch nicht gut gelungen ist. </text:span><text:span text:style-name="T18">Адже</text:span><text:span text:style-name="T16">? Es gibt sehr unterschiedliche Gruppen </text:span><text:span text:style-name="T16">von Eltern/Familien (z.B. die alleinerziehenden und die berufstätigen Eltern, sozial- und bildungsbenachteiligte Familien, Familien mit Migrationshintergrund etc.), die ganz verschiedene Bedürfnisse haben und deshalb auch unterschiedliche Angebote benötigen. Hier geht es darum, die Ressourcen der Eltern zu erkennen: welche Interessen, Stärken und Fähigkeiten eine Familie hat. Da Erkennen und Anknüpfen an den Ressourcen und Wünschen von Familien, der wesentliche Ausgangspunkt für die Gestaltung einer gelingenden Zusammenarbeit ist (vgl. </text:span><text:span text:style-name="T18">Wünsche 2012: 135-136) . Fröhlich-Gildhoff, Klaus; Becker, Jutta &amp; Fischer, Sibylle (Hrsg.) (2012). Gestärkt von Anfang an. Resilienzförderung in der Kita. Weinheim, Basel: Beltz.</text:span></text:p>
      <text:p text:style-name="P17"/>
      <text:p text:style-name="P17"/>
      <text:p text:style-name="P17"/>
      <text:p text:style-name="P17"/>
      <text:list xml:id="list1602638009" text:style-name="L3">
        <text:list-item>
          <text:p text:style-name="P63">Rechtliche Grundlagen der Bildungs- und Erziehungspartnerschaft</text:p>
        </text:list-item>
      </text:list>
      <text:p text:style-name="P15">Seit den 70er Jahren wurde der Zusammenarbeit der Einrichtungen mit Familien ein hohes Gewicht beigemessen, welches später auch gesetzlich verankert wurde. </text:p>
      <text:p text:style-name="P15"/>
      <text:p text:style-name="P2"><text:span text:style-name="T5">Im </text:span><text:a xlink:type="simple" xlink:href="http://www.gesetze-im-internet.de/sgb_8/__22a.html"><text:span text:style-name="T38">Kinder- u</text:span></text:a><text:a xlink:type="simple" xlink:href="http://www.gesetze-im-internet.de/sgb_8/__22a.html"><text:span text:style-name="T39">HYPERLINK "http://www.gesetze-im-internet.de/sgb_8/__22a.html"</text:span></text:a><text:a xlink:type="simple" xlink:href="http://www.gesetze-im-internet.de/sgb_8/__22a.html"><text:span text:style-name="T38">nd Jugendhilfegesetz § 22a (KJHG)</text:span></text:a><text:span text:style-name="T5"> sind Grundsatzaussagen zur Elternmitwirkung in Tageseinrichtungen für Kinder als rechtliche Grundlage festgeschrieben. Näheres über Inhalt und Umfang der Aufgaben zur Elternmitwirkung wird durch die </text:span><text:a xlink:type="simple" xlink:href="http://www.bildungsserver.de/zeigen.html?seite=1899"><text:span text:style-name="T38">Ausführungsgesetze der Länder</text:span></text:a><text:span text:style-name="T5"> zum KJHG geregelt.</text:span></text:p>
      <text:p text:style-name="P14">„Die Erziehungsberechtigten sind an den Entscheidungen in wesentlichen Angelegenheiten der Tageseinrichtung zu beteiligen“, heißt es in § 22 Abs. 3 des Kinder- und Jugendhilfegesetzes (SGB VIII). </text:p>
      <text:p text:style-name="P14">Die dreifache Partneschaft (Erziehungs-, Bildungs- und Betreuungspartnerschaft) ist im geltenden KJHG verankert.</text:p>
      <text:p text:style-name="P19">Tagesbetreuungsausbaugesetz 2005--&gt;?</text:p>
      <text:p text:style-name="P19"/>
      <text:p text:style-name="P19"/>
      <text:p text:style-name="P13">5. Formen der Zusammenarbeit</text:p>
      <text:p text:style-name="P28">Im folgenden wird auf die verschiedenen Formen eingegangen, in welchen Elternarbeit stattfinden kann. Die folgende Zusammenstellung soll eine Vielfalt der Formen vermitteln. </text:p>
      <text:p text:style-name="P26"><text:soft-page-break/>Besonders in der Eingewöhnungs-, Ablösungs- sowie Übergangsphasen der Kinder ist die Zusammenarbeit und Kooperation von Erzieherinnen und Eltern sehr bedeutsam. </text:p>
      <text:p text:style-name="P27">Die Art und Weise der Gestaltung eines Elternabends stellt sehr wichtige Biasis für die weitere Zusammenarbeit und formt insbesondere die Erwartungen, die die Eltern an kommende Elternabende haben werden (vgl. .</text:p>
      <text:p text:style-name="P27"/>
      <text:p text:style-name="P26"><text:span text:style-name="T54">Hausbesuche</text:span> bieten Gelegnheit, Eltern persönlich außerhalb der Einrichtung kennen zu lernen und in lockerer Atmosphäre auf gleicher Augenhöhe mit ihnen in Kontakt zu treten. Durch Hausbesuche zeigen pädagogische Fachkräfte Interesse für die Eltern und tragen dazu bei, Kontakt- und Sprachbarrieren abzubauen sowie das soziale Umfeld der Kinder kennen zu lernen und einen Gesamteindruck von den lebensbedingungen der Familien zu gewinnen. Besonders dann, wenn Eltern selten die Angebote der Einrichtung in Anspruch nehmen, sind Hausbesuche notwendig und hilfreich. Hausbesuche haben nicht nur Vorteile, sondern eine Reihe von Problemen und Risiken. Zum Beispiel wünschen manche Eltern keine Hausbesuche. Das sind meist sozialschwache Familien, für die es eine unzumutbare Belastung ist, die prekären familiären Verrhältnisse bei einem Hausbesuch offen zu legen. Manche Eltern fühlen sich durch diese Kontaktinitiative seitens Kindertageseinrichtung unter Druck gesetzt. Die größere persönliche Nähe kann zu einem Verlust der für die Arbeit nötigen Distanz und damit zur Verwischung der professionellen Grenzen führen (vgl. Dusolt 1993: 34). Nicht ganz ausschließend sind manchmal auch physische Gefahren für die besuchenden pädagogischen Fachkräfte. Hausbesuche sind auch sehr zeitaufwändig und stellen eine große Mehrbelastung für die Erzeiher/innen dar (vgl. Sacher 2008: 143-144). <text:span text:style-name="T53">Sacher, Werner (2008). Elternarbeit. Gestaltungsmöglichkeiten und Grundlagen für alle Schularten. Klinkhardt: Bad Heilbrunn.</text:span></text:p>
      <text:p text:style-name="P27"/>
      <text:p text:style-name="P47"/>
      <text:p text:style-name="P47"/>
      <text:p text:style-name="P21"/>
      <text:p text:style-name="P12">3. Gründe für die Bildungs- und Erziehungspartnerschaft mit Eltern</text:p>
      <text:p text:style-name="P43"><text:span text:style-name="T10">Die Zusammenarbeit mit Familien bildet neben den zwei wichtigsten Aufgabenspektren der </text:span><text:span text:style-name="T10">pädagogischen Fachkräfte in den Kindertageseinrichtungen: der „direkten“ pädagogischen Arbeit mit den Kindern und der Notwendigkeit der systematischen, institutionellen Vernetzung, einen dritten wesentlichen Aspekt moderner Frühpädagogik (vgl. Kasüschke &amp; Fröhlich-Gildhoff 2008: 141). </text:span><text:span text:style-name="T11">Abbildung einfügen?!</text:span></text:p>
      <text:p text:style-name="P32">Bereits in Praxisbüchern in den 70er Jahren wurde thematisiert, dass sich das <text:soft-page-break/>Spannungsverhältnis zwischen familiärer und außerfamilierer Erziehung durch gute Zusammenarbeit mit Eltern entschärfen lässt.</text:p>
      <text:p text:style-name="P8">Die Zusammenarbeit mit den Familien ist insofern wichtig als es damit die Möglichkeit entsteht, dass die Arbeit der Fachkräfte mit den Kindern durch die Eltern zu Hause vertieft wird. Des Weiteren hat die Resilienzforschung verdeutlicht, dass eine positive Eltern-Kind-Beziehung einen wesentlichen Schutzfaktor darstellt. Leider schaffen es aus unterschiedlichsten Gründen nicht alle Eltern, diese Beziehung positiv zu gestalten, und sind deshalb auf Unterstützung angewiesen. Auch die Präventionsforschung hat gezeigt, dass Programme erfolgreicher sind, wenn Kinder und Eltern einbezogen werden (vgl. Kliche et al. 2008; Bengel/Meinders-Lücking/Rottmann 2009).</text:p>
      <text:p text:style-name="P43"><text:span text:style-name="T10">In der </text:span><text:span text:style-name="T11">Studie von Fröhlich-Gildhoff et al. (2006)</text:span><text:span text:style-name="T10"> wurde deutlich, dass 80% von 1147 befragten Eltern die Erzieherinnen als die zweitwichtigsten Ansprechpartnerinnen in Erziehungsfragen sehen. Eine ähnlich hohe Bedeutung der Lehrerinnen sowie Erzieherinnen zeigte sich in der </text:span><text:span text:style-name="T11">„ifb-</text:span><text:span text:style-name="T11">Elternbefragung</text:span><text:span text:style-name="T10"> 2002“ (Smolka 2006). </text:span></text:p>
      <text:p text:style-name="P43"><text:span text:style-name="T10">Die Studie von Fröhlich-Gildhoff et al. zeigte, dass einen bedeutsamen Einfluss auf eine gelingende Zusammenarbeit zwischen pädagogischen Fachkräften und Eltern die Haltung der Erzieherinnen <text:s/>hat: „</text:span><text:span text:style-name="T12">Dort wo Konkurrenz bestand, Berührungsängste den wechselseitigen Umgang prägten und/oder vorrangig die Defizite der Erziehungsberechtigten gesehen wurden, gelangt es durch ein verändertes und gestärktes <text:s/>Selbstverständnis der Fachkräfte, den Blick vom einzelnen Kind zur gesamten Familie zu weiten. Die Erzieherinnen sahen, dass sie als Professionelle auf die Eltern zugehen und sich anderen Stärken und Interessen orientieren sollten. Dabei ist es wichtig, die je einzelne Familie mit ihren Ressourcen, aber auch Problemen in den Blick zu nehmen.“ </text:span><text:span text:style-name="T10">(vgl. Fröhlich-Gildhoff et al. 2006: 14).</text:span></text:p>
      <text:p text:style-name="P22"/>
      <text:p text:style-name="P26">Nach Stange: Im Folgenden wird die Relevanz von Erziehungs- und Bildungspartnerschaften erörtert. </text:p>
      <text:p text:style-name="P26">In zahlreicher Literatur, aber insbesondere in der Resilienzforschung wird oft argumentiert, dass Eltern der wichtigste Sozialisations-, Erziehungs- und Schutzfaktor für die Kinder sind. Möglicherweise wichtiger als Gesellschaft, Medien, Bildungs- und Erziehungsinstitutionen. Deswegen ist es wichtig bei allen pädagogischen und sozialpolitischen Überlegungen den Faktor 'Eltern' zu berücksichtigen.</text:p>
      <text:p text:style-name="P26">Aufgrund des gestiegenen Stellenwertes der vorschulischen Betreuung, Bildung und Erziehung, die nach vermehrter Kooperation der Eltern mit den Einrichtungen verlangen, nimmt auch die Bedeutung der Kooperation mit Eltern zu.</text:p>
      <text:p text:style-name="P26">Die Debatte über die Vereinbarkeit von Beruf und Familie erfordert mehr Kooperation der <text:soft-page-break/>Bildungs- und Erziehungseinrichtungen mit den Eltern. </text:p>
      <text:p text:style-name="P26">Die Ergebnisse der Resilienzforschung sensibilisieren für zusätzliche sozialökologische Netzwerkpartner in Erziehungs- und Bildungspartnerschaften. </text:p>
      <text:p text:style-name="P37">Die Kooperation zwischen Elternhaus und Kindertageseinrichtung soll das Kind ins Zentrum aller Bemühungen stellen und dazu beitragen, dass für jedes Kind optimale Bedingungen gegeben sind, damit es seinen Fähigkeiten und Fertigkeiten entsprechend gefördert werden kann.</text:p>
      <text:p text:style-name="P37">Das Ziel der Zusammenarbeit mit den Eltern ist der Austausch von Informationen über das Kind und sein jeweiliges Umfeld, um ein größeres Verständnis für das Verhalten des Kindes zu gewinnen, eigene Einstellungen zu überprüfen und wenn nötig zu verändern (Dusolt 1993: 17). <text:span text:style-name="T53">Dusolt, Hans (1993). Elternarbeit für Erzieher, Lehrer, Sozial- und Heilpädagogen. München: Quintessenz.</text:span></text:p>
      <text:p text:style-name="P21"/>
      <text:p text:style-name="P30">Bronfenbrenners <text:span text:style-name="T53">Sozialökologischetheorie???</text:span> weist die Notwendigkeit einer Zusammenarbeit der Institutionen auf und mündet in einer intensiven Aufforderung zur gemeinsamen Gestaltung der Umwelt und der bewussten Abstimmung der Übergänge und der Zusammenarbeit im Interesse der Kinder. Dieses Argument gilt umso stärker, je jünger die Kinder sind (vgl. Tiersch 2006: 86) aus Bauer, P. (Hrsg).</text:p>
      <text:p text:style-name="P30"><text:s/>Allgemein gilt in der fachlichen und wissenschaftlichen Disskusion ein “gutes Verhältnis” zwischen Kindergarten und Elternhaus als fördernd für das Aufwachsen der kleinen Kinder und als Qualitätskriterium für die Betreuung von Kindern (vgl. Fthenakis/Textor 1998). <text:span text:style-name="T53">Fthenakis/Textor (Hrsg.) (1998). Qualität von Kinderbetreuung. Konzepte, Forschungsergebnisse, internationaler Vergleich. Weinheim, Basel. → Ausleihen</text:span></text:p>
      <text:p text:style-name="P21"/>
      <text:list xml:id="list1672909392" text:style-name="L4">
        <text:list-item>
          <text:p text:style-name="P69"><text:span text:style-name="T10"><text:s/></text:span><text:span text:style-name="T13">Probleme der Zusammenarbeit mit Eltern</text:span></text:p>
        </text:list-item>
      </text:list>
      <text:p text:style-name="P27">Ein grundlegendes Problem für viele pädagogische Fachkräfte ist die Erreichbarkeit von Eltern. </text:p>
      <text:p text:style-name="P43"><text:span text:style-name="T21">An dieser stellen sollte man sich fragen, ob die schwere Erreichbarkeit der Eltern wirklich an derer Interessenlosigkeit, dem Egoismus oder der Konsumhaltung, wie es oft angenommen wird,</text:span><text:span text:style-name="T13"> </text:span><text:span text:style-name="T21">liegt.</text:span><text:span text:style-name="T10"> </text:span></text:p>
      <text:p text:style-name="P26">Um die möglichen Missverständnisse zu vermeiden, sollten pädagogische Fachkräfte ihre Arbeit transparent und nachvollziehbar machen. Wie bereits erwähnt, ist es äußerst wichtig jede einzelne Lebenssituation der Familien individuell zu betrachten und in die Arbeit einzubeziehen, um eine Familie bei der Bewältigung ihrer Aufgaben angemessen unterstützen zu können. </text:p>
      <text:p text:style-name="P26">Eltern reagieren oft aus Unwissenheit und Hilfslosigkeit häufig Konflikt verschärfend oder resignieren. </text:p>
      <text:list xml:id="list715242996" text:style-name="L5">
        <text:list-item>
          <text:p text:style-name="P68"><text:soft-page-break/>Grundsätze für die gelingende Elternarbeit</text:p>
        </text:list-item>
      </text:list>
      <text:p text:style-name="P46">Regelmäßige Gespräche</text:p>
      <text:p text:style-name="P46">Transparenz und Vorbildcharakter</text:p>
      <text:p text:style-name="P46">sich gegenseitig als Partner annehmen. die pädagogischen Fachkräfte sehen Eltern nicht als "Feinde", sondern als Partner, die sich für die Interessen ihrer Kinder einsetzen. </text:p>
      <text:p text:style-name="P46"/>
      <text:p text:style-name="P46"/>
      <text:list xml:id="list305512662" text:style-name="L6">
        <text:list-header>
          <text:p text:style-name="P70">Forschungsergebnisse im Überblick (zur Zufriedenheit mit der Elternarbeit in Kitas).</text:p>
          <text:p text:style-name="P71"/>
          <text:p text:style-name="P74">Einige Autoren gehen davon aus, dass das Verhältnis von Elternhaus und Kindergarten nachhaltig durch die Phase der “Eingewöhnung” der Eltern geprägt wird. Mit der “Eingewöhnung” der Eltern wird hier die Phase des Übergangs der Kinder vom Elternhaus in den Kindergarten verstanden, die nicht nur für das Kind mit den Stressfaktoren verbunden ist, sondern auch die Eltern vor die neuen Anforderungen und Veränderungen stellt <text:span text:style-name="T53">(vgl. Rabe-Kleberg, U. 2010: 72)</text:span>. <text:span text:style-name="T53">Gerd E. Schäfer; Roswitha, Staege; Kathrin, Meiners (2010) (Hrsg.). Kinderwelten – Bildungswelten. Unterwegs zur Frühpädagogik. Berlin: Cornelsen. </text:span></text:p>
        </text:list-header>
      </text:list>
      <text:p text:style-name="P49">Eine Reihe von Studien, in denen Eltern und Erzieher/innen in Einzeluntersuchungen oder gemeinsam zu gleichen bzw. zu ähnlichen Themen befragt wurden (z.B. Dippelhofer-Stiem/Kahle 1995; Textor 1998), kommt weitgehend übereinstimmend zu dem überraschenden Ergebnis, dass Eltern zum übergroßen Teil mit dem Kindergarten und dabei mit der Elternarbeit zufrieden seien und Erziehr/innen durchweg gut mit den Eltern auskämen. Im Grunde sind es nur Eltern aus den sogenannten “bildungsnahen” Schichten, die oft Kritik am Kindergarten und vor allem an der Elternarbeit äußern (ebd. S. 73-74). </text:p>
      <text:p text:style-name="P50">Dippelhofer-Stiem, B./Kahle, I. (1995). Die Erziehrin im evangelischen Kindergarten. Empirische Analyse zum professionellen Selbstbild des pädagogischen Personals, zur Sicht der Kirche und zu den Erwartungen der Eltern. Materialien zur Frauenforschung, Heft 22.</text:p>
      <text:p text:style-name="P50">Textor, M.R. (1998). Semiformelle Formen der Kinderbetreuung – am Beispiel “Netz für Kinder”. In: Fthenakis, W./Textor, M.R. (Hrsg.). Qualität von Kinderbetreuung. Weinheim. </text:p>
      <text:p text:style-name="P51">Große Nachfrage nach Fort- und Weiterbildung zu Thema “Elternarbeit” auf Seiten der Erzieher/innen (WIff). </text:p>
      <text:p text:style-name="P52">Im Projekt <text:span text:style-name="T55">“Elternhaus und Kindergarten – Institutionen und Akteure im Prozess des Aufwachsens von Kindern”</text:span> wurde die Grundhaltung der Leitung, Erzieher/innen und Eltern gegenüber dem Verhältnis von Elternhaus und Kindergarten untersucht. </text:p>
      <text:p text:style-name="P52"><text:soft-page-break/>Aufgrund der Ergebnisse wurde auf Seiten <text:span text:style-name="T56">der Erzieher/innen </text:span>und <text:span text:style-name="T56">Leitung</text:span> auf vier Haupttypen von Haltungen und Handlungsorientierungen gegenüber den Eltern gestoßen:</text:p>
      <text:list xml:id="list766046394" text:style-name="L7">
        <text:list-item>
          <text:p text:style-name="P83"><text:span text:style-name="T56">Paternalistisch</text:span>: diese Haltung basiert teilweise auf eher autoritären oder eher fürsorglichen Tendenzen, schafft aber immer ein hierarchisches Verhältnis zwischen der Institution und den Eltern. Dabei entscheidet die Einrichtung, was gut und richtig für die Eltern ist, von den Familien wird Passivität und Unterordnung erwartet. </text:p>
        </text:list-item>
        <text:list-item>
          <text:p text:style-name="P84"><text:span text:style-name="T56"><text:s/>Dienstleistungsorientiert</text:span>: Dieses Handlungsmuster richtet sich an der Nachfrage potenzieller Kunden aus und bedenkt die Konkurrenz zu anderen Anbietern. Die Haltung hat oft auch fürsorgliche Elemente gegenüber den Kunden.</text:p>
        </text:list-item>
        <text:list-item>
          <text:p text:style-name="P85"><text:span text:style-name="T56"><text:s/>Expertokratische</text:span>: Dieses Handlungsmuster wird durch Wissen legitimiert. Austauschprozesse mit Nicht-Experten sind nicht notwendig. Wünsche oder Anfragen von Laien werden nach der gebotenen Fachlichkeit bearbeitet. </text:p>
        </text:list-item>
        <text:list-item>
          <text:p text:style-name="P83"><text:span text:style-name="T56"><text:s/>Professionell</text:span>: Professionell verstandenes Handeln basiert ebenfalls auf spezifischem Wissen, setzt aber eine Zusammenarbeit mit den Laien voraus. Die notwendige Balance von Nähe und Distanz wird durch Fachlichkeit zum einen und Partnerschaftlichkeit zum anderen belastet. </text:p>
          <text:p text:style-name="P86">Auf Seiten der <text:span text:style-name="T56">Eltern</text:span> wurden folgende Handlungstypen herausgearbeitet:</text:p>
        </text:list-item>
        <text:list-item>
          <text:p text:style-name="P83"><text:span text:style-name="T56">Passiv</text:span>: Es handelt sich um eine abwartende Haltung, die alles, was “von oben” kommt, akzeptiert.</text:p>
        </text:list-item>
        <text:list-item>
          <text:p text:style-name="P87"><text:span text:style-name="T56">Dienstleistungsorientiert</text:span>: Diese Haltung wird durch das Selbstverständnis als zahlender Kunde bestimmt, der für sein Geld Leistung erhalten will, die den Charakter der Hilfe haben kann. </text:p>
        </text:list-item>
        <text:list-item>
          <text:p text:style-name="P88">Verantwortungsorientiert: <text:span text:style-name="T57">Die Eltern fühlen sich für das Gelingen des gemeinsamen Handelns mit den pädagogischen Fachkräften verantwortlich. </text:span></text:p>
        </text:list-item>
        <text:list-item>
          <text:p text:style-name="P88">Partizipationsorientiert<text:span text:style-name="T57">: Bei diesem Handlungsmuster wird eine gleichberechtigte Kooperation angestrebt, im Grenzfall auch in partnerschaftlicher Weise </text:span><text:span text:style-name="T58">(vgl. Rabe-Kleberg, U. 2010: 80)</text:span><text:span text:style-name="T57">.</text:span></text:p>
          <text:p text:style-name="P89">Die Hauptergebnisse dieser Untersuchung zeigen, dass die Orientierungen von Kindergarten und Elternhaus in den seltesten Fällen zusammenpassen. Diese stehen teilweise im großen Widerspruch zueinander. Allerdings war diese Diskrepanz in den wenigsten Fällen der Ausgangspunkt für grundsätzliche Auseinadersetzungen.</text:p>
          <text:p text:style-name="P90">Das Hauptergebnis dieser Studie zeigt, dass Erzieher/innen in gewöhnlichen Kindergärten auf dem Stand ihres heutigen beruflichen Selbstverständnisses und ihres aktuellen Ausbildungsniveaus kaum bereit und vermutlich nicht in der Lage sind, das Verhältnis von Elternhaus und Kindergarten <text:soft-page-break/>in Richtung auf Professionalität, Partizipation und Partnerschaft zu entwickeln <text:span text:style-name="T53">(vgl. Rabe-Kleberg, U. 2010: </text:span>79-82<text:span text:style-name="T53">)</text:span>. <text:span text:style-name="T53">Gerd E. Schäfer; Roswitha, Staege; Kathrin, Meiners (2010) (Hrsg.). Kinderwelten – Bildungswelten. Unterwegs zur Frühpädagogik. Berlin: Cornelsen.</text:span>).</text:p>
        </text:list-item>
      </text:list>
      <text:p text:style-name="P53"/>
      <text:p text:style-name="P54"><text:span text:style-name="T56">Trierer Kindergartenstudie</text:span>--&gt; Honig, M.-S./Joos, M./Schreiber, N. (2004). Was ist ein guter Kindergarten? Theoretische und empirische Analysen zum Qualitätsbegriff in der Pädagogik. Weinheim, München.</text:p>
      <text:p text:style-name="P52"/>
      <text:p text:style-name="P52"/>
      <text:p text:style-name="P52"/>
      <text:p text:style-name="P52"/>
      <text:p text:style-name="P52"/>
      <text:list xml:id="list1965370273" text:continue-list="list305512662" text:style-name="L6">
        <text:list-header>
          <text:p text:style-name="P70">Zusammenarbeit mit Eltern als Qualitätsstandart (wie die pädagogische Qualität durch enge Zusammenarbeit mit den Eltern gewachsen ist; Was macht eine gute Zusammenarbeit aus?) und (wie sich die gute Zusammenarbeit auf die Kinder auswirkt?) NKK und KES.</text:p>
        </text:list-header>
      </text:list>
      <text:p text:style-name="P23">Nach Katz (1996) sollte Erziehungspartnerschaft, ähnlich wie pädagogische Qualität, als “mehrperspektivisches Konstrukt” verstanden werden. Denn Erziehungspartnerschaft je nachdem, ob sie mit dem Blick von Eltern, Erzeiher/innen oder Kindern etc. betrachtet wird, kann für jeden etwas Anders bedeuten<text:span text:style-name="T53"> (vgl.Katz 1996: 226-239). Kat-, L. (1996). Qualität der Früherziehung in Betreuungseinrichtungen: Fünf Perspektiven. In: Tietze, W. (Hrsg.). Früherziehung. Neuwied etc. S. 226-239.</text:span></text:p>
      <text:p text:style-name="P23">Die Qualität von Erziehungspartnerschaft wird durch zahlreiche Faktoren bestimmt. Zu diesen gehören die Berücksichtigung der Mehrdeutigkeit bzw. Mehrperspektivität der Erziehungspartnerschaft, der Zusammenhänge, die zwischen den unterschiedlichen Erwartungshorizonten und der Funktionsvielfalt (Erziehung, Betreuung und Bildung) des Kindergartens bestehen, sowie die Zusammensetzung der Elternschaft in der jeweiligen Einrichtung (<text:span text:style-name="T53">vgl. Liegle 2006: 134)</text:span>. </text:p>
      <text:p text:style-name="P42">Liegle, Ludwig (2006). Bildung und Erziehung in früher Kindheit. Stuttgart: Kohlhammer.</text:p>
      <text:p text:style-name="P20">Der 10. und 11. Kinder- und Jugendbericht--&gt; lesen!</text:p>
      <text:p text:style-name="P16"/>
      <text:p text:style-name="P16"/>
      <text:p text:style-name="P11">II <text:s text:c="3"/>Infos zum FRÖBEL</text:p>
      <text:list xml:id="list1956306301" text:style-name="L8">
        <text:list-item>
          <text:p text:style-name="P72">Träger</text:p>
        </text:list-item>
        <text:list-item>
          <text:p text:style-name="P72"><text:soft-page-break/><text:s/>Konzept</text:p>
          <text:p text:style-name="P72">Friedrich Fröbel gilt als Begründer einer auf das Spiel konzentrierten frühpädagogischen Didaktik des Kindergartens. </text:p>
          <text:p text:style-name="P72">Das Zentrum der Kindergartenpädagogik bilden die von Fröbel sorgfältig analysierten Materialien, einfache Gegenstände wie Ball, Kugel, Würfel. </text:p>
        </text:list-item>
      </text:list>
      <text:p text:style-name="P48"/>
      <text:p text:style-name="P48"/>
      <text:p text:style-name="P48"/>
      <text:p text:style-name="P11">IV <text:s text:c="2"/>Untersuchungsdesign</text:p>
      <text:list xml:id="list1242315864" text:style-name="L9">
        <text:list-item>
          <text:p text:style-name="P64">Untersuchungsgegenstand/Datengrundlage</text:p>
        </text:list-item>
        <text:list-item>
          <text:p text:style-name="P64">Prosthetic</text:p>
        </text:list-item>
        <text:list-item>
          <text:p text:style-name="P64">Methodisches Vorgehen</text:p>
        </text:list-item>
        <text:list-item>
          <text:p text:style-name="P64">Deskriptive Statistik</text:p>
        </text:list-item>
        <text:list-item>
          <text:p text:style-name="P64">Explorative Faktorenanalyse</text:p>
        </text:list-item>
      </text:list>
      <text:p text:style-name="P11">V <text:s text:c="5"/>Ergebnisse</text:p>
      <text:p text:style-name="P11">VI <text:s text:c="4"/>Diskussion der Ergebnisse </text:p>
      <text:p text:style-name="P16"/>
      <text:p text:style-name="P11">VII <text:s text:c="5"/>Ausblick/Zusammenfassung (wie zufrieden sind Eltern mit der Zusammenarbeit?)</text:p>
      <text:p text:style-name="P23">Die Erziehungs- und Bildungspartnerschaft bedeutet, dass Eltern im Interesse der Kinder mit pädagogischen Fachkräften und anderen Partnern umfassend und systematisch am gleichen Strang ziehen sowie intensiv in Bildungs- und Erziehungsfragen 'auf Augenhöhe' kooperieren. Alle tragen gemeinsam Verantwortung und arbeiten gleichwertig und gleichberechtigt in dieser Partnerschaft zusammen (vgl. Stange 2013: 30).</text:p>
      <text:p text:style-name="P23">Wie eine förderliche Zusammenarbeit zwischen pädagogischen Fachkräften und Eltern in der Praxis wirklich umgesetzt wird, hängt im entscheidendem Maße vom Selbstverständnis und der Einstellung der pädagogischen Fachkraft gegenüber den Eltern ab.</text:p>
      <text:p text:style-name="P3"><text:span text:style-name="T15">Was die die Erziehungs- und Bildungspartnerschaft mit den Eltern angeht, gehen die Vorstellungen bei pädagogischen Fachkräften darüber weit auseinander. Die einen empfinden Eltern als lästig und hinderlich für die Arbeit in der Einrichtung, die anderen betrachten Familien als ein wichtiger </text:span><text:span text:style-name="T15">Bestandteil der Arbeit in der Kita. Einige Erzieher/innen beschweren sich darüber, dass Eltern sich </text:span><text:span text:style-name="T15">weit über ihre Kompetenzen hinaus in ihre Arbeit einmischen, und </text:span><text:span text:style-name="T17">manche</text:span><text:span text:style-name="T15"> sind mit der Erreichbarkeit der Eltern vollkommen unzufrieden. In den meisten Einrichtungen heißen Eltern immer dann besonders willkommen, wenn Feste oder Projekte ihre Mithilfe erforderlich machen. </text:span><text:soft-page-break/><text:span text:style-name="T15">Sobald es sich jedoch um eine Beteiligung in inhaltlichen oder organisatorischen Fragen handelt, sinkt die Bereitschaft zur Zusammenarbeit rasant.</text:span></text:p>
      <text:p text:style-name="P24">Eltern haben auch oft Angst davor, dass ihr Kind benachteiligt wird, wenn sie „etwas sagen“, sie rechnen mit Konsequenzen, die sich negativ auf ihr Kind auswirken könnten. </text:p>
      <text:p text:style-name="P36">Wenn man für einander ein offenes Ohr hat und sich nicht von Anfang an mit Vorurteilen begegnet, erwächst daraus ein gegenseitiges Vertrauen. </text:p>
      <text:p text:style-name="P36"/>
      <text:p text:style-name="P36"/>
      <text:p text:style-name="P11"/>
      <text:p text:style-name="P11">VIII <text:s text:c="3"/>Literaturverzeichnis</text:p>
      <text:p text:style-name="P9">Herrmann, I. (2007). Der Kindergarten aus der Sicht der Eltern. Eine empirische Fragebogenstudie zu parentalen Orientierungen gegenüber Einrichtungen des Elementarbereiches in Ost- und Westdeutschland. Aachen: Shaker.</text:p>
      <text:p text:style-name="P9"/>
      <text:p text:style-name="P9">Hederer, J. (1972). Handbuch für den vorschulischen Erziehungsbereich. München: Don Bosco.</text:p>
      <text:p text:style-name="P9"/>
      <text:p text:style-name="P10"><text:span text:style-name="T22">Becker-Textor, Ingeborg (1996). Die Kleinen kommen. Braucht die Kinderkrippe eine eigene Pädagogik? In: Textor (o.J.). Kindergartenpädagogik. Online-Handbuch. [Zugriff am 7.10.2013 unter: </text:span><text:a xlink:type="simple" xlink:href="http://www.kindergartenpaedagogik.de/1986.html"><text:span text:style-name="T49">http://www.kindergartenpaedagogik.de/1986.html</text:span></text:a><text:span text:style-name="T22">].</text:span></text:p>
      <text:p text:style-name="P10"><text:span text:style-name="T22"/></text:p>
      <text:p text:style-name="P10"><text:span text:style-name="T23">Becker-Textor, I. (1992). Elternarbeit in Kindergarten und Hort. In: Textor, M. (Hrsg.): Hilfen für Familien. Ein Handbuch für psychosoziale Berufe. Frankfurt am Main: Fischer Taschenbuch Verlag. S. 238-253.</text:span></text:p>
      <text:p text:style-name="P9"/>
      <text:p text:style-name="P11">IX <text:s text:c="6"/>Anhang</text:p>
      <text:p text:style-name="P16"/>
      <text:p text:style-name="P1"><text:span text:style-name="T1"/></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Calibri1" svg:font-family="Calibri"/>
    <style:font-face style:name="OpenSymbol" svg:font-family="OpenSymbol"/>
    <style:font-face style:name="StarSymbol" svg:font-family="StarSymbol"/>
    <style:font-face style:name="Symbol" svg:font-family="Symbol"/>
    <style:font-face style:name="Times New Roman" svg:font-family="'Times New Roman'"/>
    <style:font-face style:name="Wingdings" svg:font-family="Wingdings"/>
    <style:font-face style:name="Times New Roman1"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creator>iryna </dc:creator>
    <dc:date>2013-11-02T17:05:23</dc:date>
    <meta:editing-cycles>49</meta:editing-cycles>
    <meta:editing-duration>P2DT4H2M54S</meta:editing-duration>
    <meta:document-statistic meta:table-count="0" meta:image-count="0" meta:object-count="0" meta:page-count="17" meta:paragraph-count="152" meta:word-count="5080" meta:character-count="39694" meta:non-whitespace-character-count="34685"/>
    <meta:user-defined meta:name="Info 1"/>
    <meta:user-defined meta:name="Info 2"/>
    <meta:user-defined meta:name="Info 3"/>
    <meta:user-defined meta:name="Info 4"/>
  </office:meta>
</office:document-meta>
</file>